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17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2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 position-relative m-1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-1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 position-relative m-1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-1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B2];[$HTML.$B$3];[.F2];[$HTML.$C$3];[.H2];[$HTML.$D$3];[.J2];[$HTML.$E$3];[.B2];[$HTML.$F$3];[.D2];[$HTML.$G$3];[.B2];[$HTML.$H$3];[.B2];[$HTML.$I$3];[.B2];[$HTML.$J$3];[.B2];[$HTML.$K$3];[.B2];[$HTML.$L$3];[.B2];[$HTML.$M$3];[.B2];[$HTML.$N$3];[.B2];[$HTML.$O$3])" office:value-type="string" office:string-value="&lt;tr id=&quot;table-R-1&quot; data-expansion=&quot;10&quot; data-type=&quot;1&quot; data-color=&quot;1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id="table-R-1" data-expansion="10" data-type="1" data-color="1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 position-relative m-1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-1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 position-relative m-1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-1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B3];[$HTML.$B$3];[.F3];[$HTML.$C$3];[.H3];[$HTML.$D$3];[.J3];[$HTML.$E$3];[.B3];[$HTML.$F$3];[.D3];[$HTML.$G$3];[.B3];[$HTML.$H$3];[.B3];[$HTML.$I$3];[.B3];[$HTML.$J$3];[.B3];[$HTML.$K$3];[.B3];[$HTML.$L$3];[.B3];[$HTML.$M$3];[.B3];[$HTML.$N$3];[.B3];[$HTML.$O$3])" office:value-type="string" office:string-value="&lt;tr id=&quot;table-R-2&quot; data-expansion=&quot;10&quot; data-type=&quot;1&quot; data-color=&quot;1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id="table-R-2" data-expansion="10" data-type="1" data-color="1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 position-relative m-1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-1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 position-relative m-1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-1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B4];[$HTML.$B$3];[.F4];[$HTML.$C$3];[.H4];[$HTML.$D$3];[.J4];[$HTML.$E$3];[.B4];[$HTML.$F$3];[.D4];[$HTML.$G$3];[.B4];[$HTML.$H$3];[.B4];[$HTML.$I$3];[.B4];[$HTML.$J$3];[.B4];[$HTML.$K$3];[.B4];[$HTML.$L$3];[.B4];[$HTML.$M$3];[.B4];[$HTML.$N$3];[.B4];[$HTML.$O$3])" office:value-type="string" office:string-value="&lt;tr id=&quot;table-R-3&quot; data-expansion=&quot;10&quot; data-type=&quot;1&quot; data-color=&quot;1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id="table-R-3" data-expansion="10" data-type="1" data-color="1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 position-relative m-1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-1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 position-relative m-1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-1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B5];[$HTML.$B$3];[.F5];[$HTML.$C$3];[.H5];[$HTML.$D$3];[.J5];[$HTML.$E$3];[.B5];[$HTML.$F$3];[.D5];[$HTML.$G$3];[.B5];[$HTML.$H$3];[.B5];[$HTML.$I$3];[.B5];[$HTML.$J$3];[.B5];[$HTML.$K$3];[.B5];[$HTML.$L$3];[.B5];[$HTML.$M$3];[.B5];[$HTML.$N$3];[.B5];[$HTML.$O$3])" office:value-type="string" office:string-value="&lt;tr id=&quot;table-R-4&quot; data-expansion=&quot;10&quot; data-type=&quot;1&quot; data-color=&quot;1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id="table-R-4" data-expansion="10" data-type="1" data-color="1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 position-relative m-1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-1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 position-relative m-1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-1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B6];[$HTML.$B$3];[.F6];[$HTML.$C$3];[.H6];[$HTML.$D$3];[.J6];[$HTML.$E$3];[.B6];[$HTML.$F$3];[.D6];[$HTML.$G$3];[.B6];[$HTML.$H$3];[.B6];[$HTML.$I$3];[.B6];[$HTML.$J$3];[.B6];[$HTML.$K$3];[.B6];[$HTML.$L$3];[.B6];[$HTML.$M$3];[.B6];[$HTML.$N$3];[.B6];[$HTML.$O$3])" office:value-type="string" office:string-value="&lt;tr id=&quot;table-R-5&quot; data-expansion=&quot;10&quot; data-type=&quot;1&quot; data-color=&quot;1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id="table-R-5" data-expansion="10" data-type="1" data-color="1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 position-relative m-1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-1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 position-relative m-1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-1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B7];[$HTML.$B$3];[.F7];[$HTML.$C$3];[.H7];[$HTML.$D$3];[.J7];[$HTML.$E$3];[.B7];[$HTML.$F$3];[.D7];[$HTML.$G$3];[.B7];[$HTML.$H$3];[.B7];[$HTML.$I$3];[.B7];[$HTML.$J$3];[.B7];[$HTML.$K$3];[.B7];[$HTML.$L$3];[.B7];[$HTML.$M$3];[.B7];[$HTML.$N$3];[.B7];[$HTML.$O$3])" office:value-type="string" office:string-value="&lt;tr id=&quot;table-R-6&quot; data-expansion=&quot;10&quot; data-type=&quot;1&quot; data-color=&quot;1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id="table-R-6" data-expansion="10" data-type="1" data-color="1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 position-relative m-1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-1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 position-relative m-1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-1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B8];[$HTML.$B$3];[.F8];[$HTML.$C$3];[.H8];[$HTML.$D$3];[.J8];[$HTML.$E$3];[.B8];[$HTML.$F$3];[.D8];[$HTML.$G$3];[.B8];[$HTML.$H$3];[.B8];[$HTML.$I$3];[.B8];[$HTML.$J$3];[.B8];[$HTML.$K$3];[.B8];[$HTML.$L$3];[.B8];[$HTML.$M$3];[.B8];[$HTML.$N$3];[.B8];[$HTML.$O$3])" office:value-type="string" office:string-value="&lt;tr id=&quot;table-R-7&quot; data-expansion=&quot;10&quot; data-type=&quot;1&quot; data-color=&quot;1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id="table-R-7" data-expansion="10" data-type="1" data-color="1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 position-relative m-1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-1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 position-relative m-1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-1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B9];[$HTML.$B$3];[.F9];[$HTML.$C$3];[.H9];[$HTML.$D$3];[.J9];[$HTML.$E$3];[.B9];[$HTML.$F$3];[.D9];[$HTML.$G$3];[.B9];[$HTML.$H$3];[.B9];[$HTML.$I$3];[.B9];[$HTML.$J$3];[.B9];[$HTML.$K$3];[.B9];[$HTML.$L$3];[.B9];[$HTML.$M$3];[.B9];[$HTML.$N$3];[.B9];[$HTML.$O$3])" office:value-type="string" office:string-value="&lt;tr id=&quot;table-R-8&quot; data-expansion=&quot;10&quot; data-type=&quot;1&quot; data-color=&quot;1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id="table-R-8" data-expansion="10" data-type="1" data-color="1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 position-relative m-1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-1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 position-relative m-1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-1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B10];[$HTML.$B$3];[.F10];[$HTML.$C$3];[.H10];[$HTML.$D$3];[.J10];[$HTML.$E$3];[.B10];[$HTML.$F$3];[.D10];[$HTML.$G$3];[.B10];[$HTML.$H$3];[.B10];[$HTML.$I$3];[.B10];[$HTML.$J$3];[.B10];[$HTML.$K$3];[.B10];[$HTML.$L$3];[.B10];[$HTML.$M$3];[.B10];[$HTML.$N$3];[.B10];[$HTML.$O$3])" office:value-type="string" office:string-value="&lt;tr id=&quot;table-R-9&quot; data-expansion=&quot;10&quot; data-type=&quot;2&quot; data-color=&quot;1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id="table-R-9" data-expansion="10" data-type="2" data-color="1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 position-relative m-1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-1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 position-relative m-1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-1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B11];[$HTML.$B$3];[.F11];[$HTML.$C$3];[.H11];[$HTML.$D$3];[.J11];[$HTML.$E$3];[.B11];[$HTML.$F$3];[.D11];[$HTML.$G$3];[.B11];[$HTML.$H$3];[.B11];[$HTML.$I$3];[.B11];[$HTML.$J$3];[.B11];[$HTML.$K$3];[.B11];[$HTML.$L$3];[.B11];[$HTML.$M$3];[.B11];[$HTML.$N$3];[.B11];[$HTML.$O$3])" office:value-type="string" office:string-value="&lt;tr id=&quot;table-R-10&quot; data-expansion=&quot;10&quot; data-type=&quot;2&quot; data-color=&quot;1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id="table-R-10" data-expansion="10" data-type="2" data-color="1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 position-relative m-1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-1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 position-relative m-1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-1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B12];[$HTML.$B$3];[.F12];[$HTML.$C$3];[.H12];[$HTML.$D$3];[.J12];[$HTML.$E$3];[.B12];[$HTML.$F$3];[.D12];[$HTML.$G$3];[.B12];[$HTML.$H$3];[.B12];[$HTML.$I$3];[.B12];[$HTML.$J$3];[.B12];[$HTML.$K$3];[.B12];[$HTML.$L$3];[.B12];[$HTML.$M$3];[.B12];[$HTML.$N$3];[.B12];[$HTML.$O$3])" office:value-type="string" office:string-value="&lt;tr id=&quot;table-R-11&quot; data-expansion=&quot;10&quot; data-type=&quot;3&quot; data-color=&quot;1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id="table-R-11" data-expansion="10" data-type="3" data-color="1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 position-relative m-1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-1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 position-relative m-1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-1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B13];[$HTML.$B$3];[.F13];[$HTML.$C$3];[.H13];[$HTML.$D$3];[.J13];[$HTML.$E$3];[.B13];[$HTML.$F$3];[.D13];[$HTML.$G$3];[.B13];[$HTML.$H$3];[.B13];[$HTML.$I$3];[.B13];[$HTML.$J$3];[.B13];[$HTML.$K$3];[.B13];[$HTML.$L$3];[.B13];[$HTML.$M$3];[.B13];[$HTML.$N$3];[.B13];[$HTML.$O$3])" office:value-type="string" office:string-value="&lt;tr id=&quot;table-R-12&quot; data-expansion=&quot;10&quot; data-type=&quot;3&quot; data-color=&quot;1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id="table-R-12" data-expansion="10" data-type="3" data-color="1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 position-relative m-1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-1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 position-relative m-1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-1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B14];[$HTML.$B$3];[.F14];[$HTML.$C$3];[.H14];[$HTML.$D$3];[.J14];[$HTML.$E$3];[.B14];[$HTML.$F$3];[.D14];[$HTML.$G$3];[.B14];[$HTML.$H$3];[.B14];[$HTML.$I$3];[.B14];[$HTML.$J$3];[.B14];[$HTML.$K$3];[.B14];[$HTML.$L$3];[.B14];[$HTML.$M$3];[.B14];[$HTML.$N$3];[.B14];[$HTML.$O$3])" office:value-type="string" office:string-value="&lt;tr id=&quot;table-R-13&quot; data-expansion=&quot;10&quot; data-type=&quot;4&quot; data-color=&quot;1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id="table-R-13" data-expansion="10" data-type="4" data-color="1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 position-relative m-1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-1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 position-relative m-1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-1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B15];[$HTML.$B$3];[.F15];[$HTML.$C$3];[.H15];[$HTML.$D$3];[.J15];[$HTML.$E$3];[.B15];[$HTML.$F$3];[.D15];[$HTML.$G$3];[.B15];[$HTML.$H$3];[.B15];[$HTML.$I$3];[.B15];[$HTML.$J$3];[.B15];[$HTML.$K$3];[.B15];[$HTML.$L$3];[.B15];[$HTML.$M$3];[.B15];[$HTML.$N$3];[.B15];[$HTML.$O$3])" office:value-type="string" office:string-value="&lt;tr id=&quot;table-B-1&quot; data-expansion=&quot;11&quot; data-type=&quot;1&quot; data-color=&quot;2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id="table-B-1" data-expansion="11" data-type="1" data-color="2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 position-relative m-1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-1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 position-relative m-1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-1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B16];[$HTML.$B$3];[.F16];[$HTML.$C$3];[.H16];[$HTML.$D$3];[.J16];[$HTML.$E$3];[.B16];[$HTML.$F$3];[.D16];[$HTML.$G$3];[.B16];[$HTML.$H$3];[.B16];[$HTML.$I$3];[.B16];[$HTML.$J$3];[.B16];[$HTML.$K$3];[.B16];[$HTML.$L$3];[.B16];[$HTML.$M$3];[.B16];[$HTML.$N$3];[.B16];[$HTML.$O$3])" office:value-type="string" office:string-value="&lt;tr id=&quot;table-B-2&quot; data-expansion=&quot;11&quot; data-type=&quot;1&quot; data-color=&quot;20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id="table-B-2" data-expansion="11" data-type="1" data-color="20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 position-relative m-1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-1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 position-relative m-1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-1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B17];[$HTML.$B$3];[.F17];[$HTML.$C$3];[.H17];[$HTML.$D$3];[.J17];[$HTML.$E$3];[.B17];[$HTML.$F$3];[.D17];[$HTML.$G$3];[.B17];[$HTML.$H$3];[.B17];[$HTML.$I$3];[.B17];[$HTML.$J$3];[.B17];[$HTML.$K$3];[.B17];[$HTML.$L$3];[.B17];[$HTML.$M$3];[.B17];[$HTML.$N$3];[.B17];[$HTML.$O$3])" office:value-type="string" office:string-value="&lt;tr id=&quot;table-B-3&quot; data-expansion=&quot;11&quot; data-type=&quot;1&quot; data-color=&quot;2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id="table-B-3" data-expansion="11" data-type="1" data-color="2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 position-relative m-1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-1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 position-relative m-1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-1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B18];[$HTML.$B$3];[.F18];[$HTML.$C$3];[.H18];[$HTML.$D$3];[.J18];[$HTML.$E$3];[.B18];[$HTML.$F$3];[.D18];[$HTML.$G$3];[.B18];[$HTML.$H$3];[.B18];[$HTML.$I$3];[.B18];[$HTML.$J$3];[.B18];[$HTML.$K$3];[.B18];[$HTML.$L$3];[.B18];[$HTML.$M$3];[.B18];[$HTML.$N$3];[.B18];[$HTML.$O$3])" office:value-type="string" office:string-value="&lt;tr id=&quot;table-B-4&quot; data-expansion=&quot;11&quot; data-type=&quot;1&quot; data-color=&quot;20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id="table-B-4" data-expansion="11" data-type="1" data-color="20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 position-relative m-1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-1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 position-relative m-1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-1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B19];[$HTML.$B$3];[.F19];[$HTML.$C$3];[.H19];[$HTML.$D$3];[.J19];[$HTML.$E$3];[.B19];[$HTML.$F$3];[.D19];[$HTML.$G$3];[.B19];[$HTML.$H$3];[.B19];[$HTML.$I$3];[.B19];[$HTML.$J$3];[.B19];[$HTML.$K$3];[.B19];[$HTML.$L$3];[.B19];[$HTML.$M$3];[.B19];[$HTML.$N$3];[.B19];[$HTML.$O$3])" office:value-type="string" office:string-value="&lt;tr id=&quot;table-B-5&quot; data-expansion=&quot;11&quot; data-type=&quot;1&quot; data-color=&quot;2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id="table-B-5" data-expansion="11" data-type="1" data-color="2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 position-relative m-1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-1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 position-relative m-1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-1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B20];[$HTML.$B$3];[.F20];[$HTML.$C$3];[.H20];[$HTML.$D$3];[.J20];[$HTML.$E$3];[.B20];[$HTML.$F$3];[.D20];[$HTML.$G$3];[.B20];[$HTML.$H$3];[.B20];[$HTML.$I$3];[.B20];[$HTML.$J$3];[.B20];[$HTML.$K$3];[.B20];[$HTML.$L$3];[.B20];[$HTML.$M$3];[.B20];[$HTML.$N$3];[.B20];[$HTML.$O$3])" office:value-type="string" office:string-value="&lt;tr id=&quot;table-B-6&quot; data-expansion=&quot;11&quot; data-type=&quot;1&quot; data-color=&quot;2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id="table-B-6" data-expansion="11" data-type="1" data-color="2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 position-relative m-1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-1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 position-relative m-1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-1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B21];[$HTML.$B$3];[.F21];[$HTML.$C$3];[.H21];[$HTML.$D$3];[.J21];[$HTML.$E$3];[.B21];[$HTML.$F$3];[.D21];[$HTML.$G$3];[.B21];[$HTML.$H$3];[.B21];[$HTML.$I$3];[.B21];[$HTML.$J$3];[.B21];[$HTML.$K$3];[.B21];[$HTML.$L$3];[.B21];[$HTML.$M$3];[.B21];[$HTML.$N$3];[.B21];[$HTML.$O$3])" office:value-type="string" office:string-value="&lt;tr id=&quot;table-B-7&quot; data-expansion=&quot;11&quot; data-type=&quot;1&quot; data-color=&quot;2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id="table-B-7" data-expansion="11" data-type="1" data-color="2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 position-relative m-1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-1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 position-relative m-1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-1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B22];[$HTML.$B$3];[.F22];[$HTML.$C$3];[.H22];[$HTML.$D$3];[.J22];[$HTML.$E$3];[.B22];[$HTML.$F$3];[.D22];[$HTML.$G$3];[.B22];[$HTML.$H$3];[.B22];[$HTML.$I$3];[.B22];[$HTML.$J$3];[.B22];[$HTML.$K$3];[.B22];[$HTML.$L$3];[.B22];[$HTML.$M$3];[.B22];[$HTML.$N$3];[.B22];[$HTML.$O$3])" office:value-type="string" office:string-value="&lt;tr id=&quot;table-B-8&quot; data-expansion=&quot;11&quot; data-type=&quot;1&quot; data-color=&quot;2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id="table-B-8" data-expansion="11" data-type="1" data-color="2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 position-relative m-1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-1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 position-relative m-1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-1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B23];[$HTML.$B$3];[.F23];[$HTML.$C$3];[.H23];[$HTML.$D$3];[.J23];[$HTML.$E$3];[.B23];[$HTML.$F$3];[.D23];[$HTML.$G$3];[.B23];[$HTML.$H$3];[.B23];[$HTML.$I$3];[.B23];[$HTML.$J$3];[.B23];[$HTML.$K$3];[.B23];[$HTML.$L$3];[.B23];[$HTML.$M$3];[.B23];[$HTML.$N$3];[.B23];[$HTML.$O$3])" office:value-type="string" office:string-value="&lt;tr id=&quot;table-B-9&quot; data-expansion=&quot;11&quot; data-type=&quot;2&quot; data-color=&quot;2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id="table-B-9" data-expansion="11" data-type="2" data-color="2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 position-relative m-1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-1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 position-relative m-1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-1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B24];[$HTML.$B$3];[.F24];[$HTML.$C$3];[.H24];[$HTML.$D$3];[.J24];[$HTML.$E$3];[.B24];[$HTML.$F$3];[.D24];[$HTML.$G$3];[.B24];[$HTML.$H$3];[.B24];[$HTML.$I$3];[.B24];[$HTML.$J$3];[.B24];[$HTML.$K$3];[.B24];[$HTML.$L$3];[.B24];[$HTML.$M$3];[.B24];[$HTML.$N$3];[.B24];[$HTML.$O$3])" office:value-type="string" office:string-value="&lt;tr id=&quot;table-B-10&quot; data-expansion=&quot;11&quot; data-type=&quot;2&quot; data-color=&quot;2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id="table-B-10" data-expansion="11" data-type="2" data-color="2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 position-relative m-1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-1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 position-relative m-1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-1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B25];[$HTML.$B$3];[.F25];[$HTML.$C$3];[.H25];[$HTML.$D$3];[.J25];[$HTML.$E$3];[.B25];[$HTML.$F$3];[.D25];[$HTML.$G$3];[.B25];[$HTML.$H$3];[.B25];[$HTML.$I$3];[.B25];[$HTML.$J$3];[.B25];[$HTML.$K$3];[.B25];[$HTML.$L$3];[.B25];[$HTML.$M$3];[.B25];[$HTML.$N$3];[.B25];[$HTML.$O$3])" office:value-type="string" office:string-value="&lt;tr id=&quot;table-B-11&quot; data-expansion=&quot;11&quot; data-type=&quot;3&quot; data-color=&quot;2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id="table-B-11" data-expansion="11" data-type="3" data-color="2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 position-relative m-1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-1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 position-relative m-1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-1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B26];[$HTML.$B$3];[.F26];[$HTML.$C$3];[.H26];[$HTML.$D$3];[.J26];[$HTML.$E$3];[.B26];[$HTML.$F$3];[.D26];[$HTML.$G$3];[.B26];[$HTML.$H$3];[.B26];[$HTML.$I$3];[.B26];[$HTML.$J$3];[.B26];[$HTML.$K$3];[.B26];[$HTML.$L$3];[.B26];[$HTML.$M$3];[.B26];[$HTML.$N$3];[.B26];[$HTML.$O$3])" office:value-type="string" office:string-value="&lt;tr id=&quot;table-B-12&quot; data-expansion=&quot;11&quot; data-type=&quot;3&quot; data-color=&quot;2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id="table-B-12" data-expansion="11" data-type="3" data-color="2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 position-relative m-1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-1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 position-relative m-1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-1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B27];[$HTML.$B$3];[.F27];[$HTML.$C$3];[.H27];[$HTML.$D$3];[.J27];[$HTML.$E$3];[.B27];[$HTML.$F$3];[.D27];[$HTML.$G$3];[.B27];[$HTML.$H$3];[.B27];[$HTML.$I$3];[.B27];[$HTML.$J$3];[.B27];[$HTML.$K$3];[.B27];[$HTML.$L$3];[.B27];[$HTML.$M$3];[.B27];[$HTML.$N$3];[.B27];[$HTML.$O$3])" office:value-type="string" office:string-value="&lt;tr id=&quot;table-B-13&quot; data-expansion=&quot;11&quot; data-type=&quot;4&quot; data-color=&quot;2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id="table-B-13" data-expansion="11" data-type="4" data-color="2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 position-relative m-1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-1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 position-relative m-1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-1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B28];[$HTML.$B$3];[.F28];[$HTML.$C$3];[.H28];[$HTML.$D$3];[.J28];[$HTML.$E$3];[.B28];[$HTML.$F$3];[.D28];[$HTML.$G$3];[.B28];[$HTML.$H$3];[.B28];[$HTML.$I$3];[.B28];[$HTML.$J$3];[.B28];[$HTML.$K$3];[.B28];[$HTML.$L$3];[.B28];[$HTML.$M$3];[.B28];[$HTML.$N$3];[.B28];[$HTML.$O$3])" office:value-type="string" office:string-value="&lt;tr id=&quot;table-G-1&quot; data-expansion=&quot;12&quot; data-type=&quot;1&quot; data-color=&quot;3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id="table-G-1" data-expansion="12" data-type="1" data-color="3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 position-relative m-1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-1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 position-relative m-1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-1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B29];[$HTML.$B$3];[.F29];[$HTML.$C$3];[.H29];[$HTML.$D$3];[.J29];[$HTML.$E$3];[.B29];[$HTML.$F$3];[.D29];[$HTML.$G$3];[.B29];[$HTML.$H$3];[.B29];[$HTML.$I$3];[.B29];[$HTML.$J$3];[.B29];[$HTML.$K$3];[.B29];[$HTML.$L$3];[.B29];[$HTML.$M$3];[.B29];[$HTML.$N$3];[.B29];[$HTML.$O$3])" office:value-type="string" office:string-value="&lt;tr id=&quot;table-G-2&quot; data-expansion=&quot;12&quot; data-type=&quot;1&quot; data-color=&quot;3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id="table-G-2" data-expansion="12" data-type="1" data-color="3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 position-relative m-1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-1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 position-relative m-1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-1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B30];[$HTML.$B$3];[.F30];[$HTML.$C$3];[.H30];[$HTML.$D$3];[.J30];[$HTML.$E$3];[.B30];[$HTML.$F$3];[.D30];[$HTML.$G$3];[.B30];[$HTML.$H$3];[.B30];[$HTML.$I$3];[.B30];[$HTML.$J$3];[.B30];[$HTML.$K$3];[.B30];[$HTML.$L$3];[.B30];[$HTML.$M$3];[.B30];[$HTML.$N$3];[.B30];[$HTML.$O$3])" office:value-type="string" office:string-value="&lt;tr id=&quot;table-G-3&quot; data-expansion=&quot;12&quot; data-type=&quot;1&quot; data-color=&quot;3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id="table-G-3" data-expansion="12" data-type="1" data-color="3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 position-relative m-1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-1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 position-relative m-1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-1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B31];[$HTML.$B$3];[.F31];[$HTML.$C$3];[.H31];[$HTML.$D$3];[.J31];[$HTML.$E$3];[.B31];[$HTML.$F$3];[.D31];[$HTML.$G$3];[.B31];[$HTML.$H$3];[.B31];[$HTML.$I$3];[.B31];[$HTML.$J$3];[.B31];[$HTML.$K$3];[.B31];[$HTML.$L$3];[.B31];[$HTML.$M$3];[.B31];[$HTML.$N$3];[.B31];[$HTML.$O$3])" office:value-type="string" office:string-value="&lt;tr id=&quot;table-G-4&quot; data-expansion=&quot;12&quot; data-type=&quot;1&quot; data-color=&quot;30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id="table-G-4" data-expansion="12" data-type="1" data-color="30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 position-relative m-1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-1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 position-relative m-1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-1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B32];[$HTML.$B$3];[.F32];[$HTML.$C$3];[.H32];[$HTML.$D$3];[.J32];[$HTML.$E$3];[.B32];[$HTML.$F$3];[.D32];[$HTML.$G$3];[.B32];[$HTML.$H$3];[.B32];[$HTML.$I$3];[.B32];[$HTML.$J$3];[.B32];[$HTML.$K$3];[.B32];[$HTML.$L$3];[.B32];[$HTML.$M$3];[.B32];[$HTML.$N$3];[.B32];[$HTML.$O$3])" office:value-type="string" office:string-value="&lt;tr id=&quot;table-G-5&quot; data-expansion=&quot;12&quot; data-type=&quot;1&quot; data-color=&quot;3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id="table-G-5" data-expansion="12" data-type="1" data-color="3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 position-relative m-1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-1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 position-relative m-1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-1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B33];[$HTML.$B$3];[.F33];[$HTML.$C$3];[.H33];[$HTML.$D$3];[.J33];[$HTML.$E$3];[.B33];[$HTML.$F$3];[.D33];[$HTML.$G$3];[.B33];[$HTML.$H$3];[.B33];[$HTML.$I$3];[.B33];[$HTML.$J$3];[.B33];[$HTML.$K$3];[.B33];[$HTML.$L$3];[.B33];[$HTML.$M$3];[.B33];[$HTML.$N$3];[.B33];[$HTML.$O$3])" office:value-type="string" office:string-value="&lt;tr id=&quot;table-G-6&quot; data-expansion=&quot;12&quot; data-type=&quot;1&quot; data-color=&quot;3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id="table-G-6" data-expansion="12" data-type="1" data-color="3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 position-relative m-1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-1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 position-relative m-1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-1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B34];[$HTML.$B$3];[.F34];[$HTML.$C$3];[.H34];[$HTML.$D$3];[.J34];[$HTML.$E$3];[.B34];[$HTML.$F$3];[.D34];[$HTML.$G$3];[.B34];[$HTML.$H$3];[.B34];[$HTML.$I$3];[.B34];[$HTML.$J$3];[.B34];[$HTML.$K$3];[.B34];[$HTML.$L$3];[.B34];[$HTML.$M$3];[.B34];[$HTML.$N$3];[.B34];[$HTML.$O$3])" office:value-type="string" office:string-value="&lt;tr id=&quot;table-G-7&quot; data-expansion=&quot;12&quot; data-type=&quot;1&quot; data-color=&quot;30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id="table-G-7" data-expansion="12" data-type="1" data-color="30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 position-relative m-1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-1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 position-relative m-1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-1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B35];[$HTML.$B$3];[.F35];[$HTML.$C$3];[.H35];[$HTML.$D$3];[.J35];[$HTML.$E$3];[.B35];[$HTML.$F$3];[.D35];[$HTML.$G$3];[.B35];[$HTML.$H$3];[.B35];[$HTML.$I$3];[.B35];[$HTML.$J$3];[.B35];[$HTML.$K$3];[.B35];[$HTML.$L$3];[.B35];[$HTML.$M$3];[.B35];[$HTML.$N$3];[.B35];[$HTML.$O$3])" office:value-type="string" office:string-value="&lt;tr id=&quot;table-G-8&quot; data-expansion=&quot;12&quot; data-type=&quot;1&quot; data-color=&quot;30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id="table-G-8" data-expansion="12" data-type="1" data-color="30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 position-relative m-1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-1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 position-relative m-1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-1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B36];[$HTML.$B$3];[.F36];[$HTML.$C$3];[.H36];[$HTML.$D$3];[.J36];[$HTML.$E$3];[.B36];[$HTML.$F$3];[.D36];[$HTML.$G$3];[.B36];[$HTML.$H$3];[.B36];[$HTML.$I$3];[.B36];[$HTML.$J$3];[.B36];[$HTML.$K$3];[.B36];[$HTML.$L$3];[.B36];[$HTML.$M$3];[.B36];[$HTML.$N$3];[.B36];[$HTML.$O$3])" office:value-type="string" office:string-value="&lt;tr id=&quot;table-G-9&quot; data-expansion=&quot;12&quot; data-type=&quot;2&quot; data-color=&quot;3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id="table-G-9" data-expansion="12" data-type="2" data-color="3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 position-relative m-1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-1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 position-relative m-1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-1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B37];[$HTML.$B$3];[.F37];[$HTML.$C$3];[.H37];[$HTML.$D$3];[.J37];[$HTML.$E$3];[.B37];[$HTML.$F$3];[.D37];[$HTML.$G$3];[.B37];[$HTML.$H$3];[.B37];[$HTML.$I$3];[.B37];[$HTML.$J$3];[.B37];[$HTML.$K$3];[.B37];[$HTML.$L$3];[.B37];[$HTML.$M$3];[.B37];[$HTML.$N$3];[.B37];[$HTML.$O$3])" office:value-type="string" office:string-value="&lt;tr id=&quot;table-G-10&quot; data-expansion=&quot;12&quot; data-type=&quot;2&quot; data-color=&quot;3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id="table-G-10" data-expansion="12" data-type="2" data-color="3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 position-relative m-1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-1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 position-relative m-1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-1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B38];[$HTML.$B$3];[.F38];[$HTML.$C$3];[.H38];[$HTML.$D$3];[.J38];[$HTML.$E$3];[.B38];[$HTML.$F$3];[.D38];[$HTML.$G$3];[.B38];[$HTML.$H$3];[.B38];[$HTML.$I$3];[.B38];[$HTML.$J$3];[.B38];[$HTML.$K$3];[.B38];[$HTML.$L$3];[.B38];[$HTML.$M$3];[.B38];[$HTML.$N$3];[.B38];[$HTML.$O$3])" office:value-type="string" office:string-value="&lt;tr id=&quot;table-G-11&quot; data-expansion=&quot;12&quot; data-type=&quot;3&quot; data-color=&quot;3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id="table-G-11" data-expansion="12" data-type="3" data-color="3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 position-relative m-1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-1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 position-relative m-1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-1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B39];[$HTML.$B$3];[.F39];[$HTML.$C$3];[.H39];[$HTML.$D$3];[.J39];[$HTML.$E$3];[.B39];[$HTML.$F$3];[.D39];[$HTML.$G$3];[.B39];[$HTML.$H$3];[.B39];[$HTML.$I$3];[.B39];[$HTML.$J$3];[.B39];[$HTML.$K$3];[.B39];[$HTML.$L$3];[.B39];[$HTML.$M$3];[.B39];[$HTML.$N$3];[.B39];[$HTML.$O$3])" office:value-type="string" office:string-value="&lt;tr id=&quot;table-G-12&quot; data-expansion=&quot;12&quot; data-type=&quot;3&quot; data-color=&quot;3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id="table-G-12" data-expansion="12" data-type="3" data-color="3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 position-relative m-1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-1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 position-relative m-1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-1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B40];[$HTML.$B$3];[.F40];[$HTML.$C$3];[.H40];[$HTML.$D$3];[.J40];[$HTML.$E$3];[.B40];[$HTML.$F$3];[.D40];[$HTML.$G$3];[.B40];[$HTML.$H$3];[.B40];[$HTML.$I$3];[.B40];[$HTML.$J$3];[.B40];[$HTML.$K$3];[.B40];[$HTML.$L$3];[.B40];[$HTML.$M$3];[.B40];[$HTML.$N$3];[.B40];[$HTML.$O$3])" office:value-type="string" office:string-value="&lt;tr id=&quot;table-G-13&quot; data-expansion=&quot;12&quot; data-type=&quot;4&quot; data-color=&quot;3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id="table-G-13" data-expansion="12" data-type="4" data-color="3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 position-relative m-1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-1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 position-relative m-1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-1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B41];[$HTML.$B$3];[.F41];[$HTML.$C$3];[.H41];[$HTML.$D$3];[.J41];[$HTML.$E$3];[.B41];[$HTML.$F$3];[.D41];[$HTML.$G$3];[.B41];[$HTML.$H$3];[.B41];[$HTML.$I$3];[.B41];[$HTML.$J$3];[.B41];[$HTML.$K$3];[.B41];[$HTML.$L$3];[.B41];[$HTML.$M$3];[.B41];[$HTML.$N$3];[.B41];[$HTML.$O$3])" office:value-type="string" office:string-value="&lt;tr id=&quot;table-1-1&quot; data-expansion=&quot;15&quot; data-type=&quot;1&quot; data-color=&quot;1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id="table-1-1" data-expansion="15" data-type="1" data-color="1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 position-relative m-1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-1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 position-relative m-1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-1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B42];[$HTML.$B$3];[.F42];[$HTML.$C$3];[.H42];[$HTML.$D$3];[.J42];[$HTML.$E$3];[.B42];[$HTML.$F$3];[.D42];[$HTML.$G$3];[.B42];[$HTML.$H$3];[.B42];[$HTML.$I$3];[.B42];[$HTML.$J$3];[.B42];[$HTML.$K$3];[.B42];[$HTML.$L$3];[.B42];[$HTML.$M$3];[.B42];[$HTML.$N$3];[.B42];[$HTML.$O$3])" office:value-type="string" office:string-value="&lt;tr id=&quot;table-1-2&quot; data-expansion=&quot;15&quot; data-type=&quot;1&quot; data-color=&quot;1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id="table-1-2" data-expansion="15" data-type="1" data-color="1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 position-relative m-1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-1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 position-relative m-1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-1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B43];[$HTML.$B$3];[.F43];[$HTML.$C$3];[.H43];[$HTML.$D$3];[.J43];[$HTML.$E$3];[.B43];[$HTML.$F$3];[.D43];[$HTML.$G$3];[.B43];[$HTML.$H$3];[.B43];[$HTML.$I$3];[.B43];[$HTML.$J$3];[.B43];[$HTML.$K$3];[.B43];[$HTML.$L$3];[.B43];[$HTML.$M$3];[.B43];[$HTML.$N$3];[.B43];[$HTML.$O$3])" office:value-type="string" office:string-value="&lt;tr id=&quot;table-1-3&quot; data-expansion=&quot;15&quot; data-type=&quot;1&quot; data-color=&quot;2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id="table-1-3" data-expansion="15" data-type="1" data-color="2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 position-relative m-1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-1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 position-relative m-1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-1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B44];[$HTML.$B$3];[.F44];[$HTML.$C$3];[.H44];[$HTML.$D$3];[.J44];[$HTML.$E$3];[.B44];[$HTML.$F$3];[.D44];[$HTML.$G$3];[.B44];[$HTML.$H$3];[.B44];[$HTML.$I$3];[.B44];[$HTML.$J$3];[.B44];[$HTML.$K$3];[.B44];[$HTML.$L$3];[.B44];[$HTML.$M$3];[.B44];[$HTML.$N$3];[.B44];[$HTML.$O$3])" office:value-type="string" office:string-value="&lt;tr id=&quot;table-1-4&quot; data-expansion=&quot;15&quot; data-type=&quot;1&quot; data-color=&quot;20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id="table-1-4" data-expansion="15" data-type="1" data-color="20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 position-relative m-1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-1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 position-relative m-1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-1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B45];[$HTML.$B$3];[.F45];[$HTML.$C$3];[.H45];[$HTML.$D$3];[.J45];[$HTML.$E$3];[.B45];[$HTML.$F$3];[.D45];[$HTML.$G$3];[.B45];[$HTML.$H$3];[.B45];[$HTML.$I$3];[.B45];[$HTML.$J$3];[.B45];[$HTML.$K$3];[.B45];[$HTML.$L$3];[.B45];[$HTML.$M$3];[.B45];[$HTML.$N$3];[.B45];[$HTML.$O$3])" office:value-type="string" office:string-value="&lt;tr id=&quot;table-1-5&quot; data-expansion=&quot;15&quot; data-type=&quot;1&quot; data-color=&quot;3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id="table-1-5" data-expansion="15" data-type="1" data-color="3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 position-relative m-1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-1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 position-relative m-1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-1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B46];[$HTML.$B$3];[.F46];[$HTML.$C$3];[.H46];[$HTML.$D$3];[.J46];[$HTML.$E$3];[.B46];[$HTML.$F$3];[.D46];[$HTML.$G$3];[.B46];[$HTML.$H$3];[.B46];[$HTML.$I$3];[.B46];[$HTML.$J$3];[.B46];[$HTML.$K$3];[.B46];[$HTML.$L$3];[.B46];[$HTML.$M$3];[.B46];[$HTML.$N$3];[.B46];[$HTML.$O$3])" office:value-type="string" office:string-value="&lt;tr id=&quot;table-1-6&quot; data-expansion=&quot;15&quot; data-type=&quot;1&quot; data-color=&quot;30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id="table-1-6" data-expansion="15" data-type="1" data-color="30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 position-relative m-1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-1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 position-relative m-1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-1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B47];[$HTML.$B$3];[.F47];[$HTML.$C$3];[.H47];[$HTML.$D$3];[.J47];[$HTML.$E$3];[.B47];[$HTML.$F$3];[.D47];[$HTML.$G$3];[.B47];[$HTML.$H$3];[.B47];[$HTML.$I$3];[.B47];[$HTML.$J$3];[.B47];[$HTML.$K$3];[.B47];[$HTML.$L$3];[.B47];[$HTML.$M$3];[.B47];[$HTML.$N$3];[.B47];[$HTML.$O$3])" office:value-type="string" office:string-value="&lt;tr id=&quot;table-1-7&quot; data-expansion=&quot;15&quot; data-type=&quot;1&quot; data-color=&quot;1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id="table-1-7" data-expansion="15" data-type="1" data-color="1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 position-relative m-1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-1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 position-relative m-1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-1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B48];[$HTML.$B$3];[.F48];[$HTML.$C$3];[.H48];[$HTML.$D$3];[.J48];[$HTML.$E$3];[.B48];[$HTML.$F$3];[.D48];[$HTML.$G$3];[.B48];[$HTML.$H$3];[.B48];[$HTML.$I$3];[.B48];[$HTML.$J$3];[.B48];[$HTML.$K$3];[.B48];[$HTML.$L$3];[.B48];[$HTML.$M$3];[.B48];[$HTML.$N$3];[.B48];[$HTML.$O$3])" office:value-type="string" office:string-value="&lt;tr id=&quot;table-1-8&quot; data-expansion=&quot;15&quot; data-type=&quot;1&quot; data-color=&quot;1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id="table-1-8" data-expansion="15" data-type="1" data-color="1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 position-relative m-1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-1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 position-relative m-1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-1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B49];[$HTML.$B$3];[.F49];[$HTML.$C$3];[.H49];[$HTML.$D$3];[.J49];[$HTML.$E$3];[.B49];[$HTML.$F$3];[.D49];[$HTML.$G$3];[.B49];[$HTML.$H$3];[.B49];[$HTML.$I$3];[.B49];[$HTML.$J$3];[.B49];[$HTML.$K$3];[.B49];[$HTML.$L$3];[.B49];[$HTML.$M$3];[.B49];[$HTML.$N$3];[.B49];[$HTML.$O$3])" office:value-type="string" office:string-value="&lt;tr id=&quot;table-1-9&quot; data-expansion=&quot;15&quot; data-type=&quot;1&quot; data-color=&quot;10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id="table-1-9" data-expansion="15" data-type="1" data-color="10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 position-relative m-1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-1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 position-relative m-1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-1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B50];[$HTML.$B$3];[.F50];[$HTML.$C$3];[.H50];[$HTML.$D$3];[.J50];[$HTML.$E$3];[.B50];[$HTML.$F$3];[.D50];[$HTML.$G$3];[.B50];[$HTML.$H$3];[.B50];[$HTML.$I$3];[.B50];[$HTML.$J$3];[.B50];[$HTML.$K$3];[.B50];[$HTML.$L$3];[.B50];[$HTML.$M$3];[.B50];[$HTML.$N$3];[.B50];[$HTML.$O$3])" office:value-type="string" office:string-value="&lt;tr id=&quot;table-1-10&quot; data-expansion=&quot;15&quot; data-type=&quot;1&quot; data-color=&quot;1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id="table-1-10" data-expansion="15" data-type="1" data-color="1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 position-relative m-1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-1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 position-relative m-1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-1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B51];[$HTML.$B$3];[.F51];[$HTML.$C$3];[.H51];[$HTML.$D$3];[.J51];[$HTML.$E$3];[.B51];[$HTML.$F$3];[.D51];[$HTML.$G$3];[.B51];[$HTML.$H$3];[.B51];[$HTML.$I$3];[.B51];[$HTML.$J$3];[.B51];[$HTML.$K$3];[.B51];[$HTML.$L$3];[.B51];[$HTML.$M$3];[.B51];[$HTML.$N$3];[.B51];[$HTML.$O$3])" office:value-type="string" office:string-value="&lt;tr id=&quot;table-1-11&quot; data-expansion=&quot;15&quot; data-type=&quot;1&quot; data-color=&quot;1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id="table-1-11" data-expansion="15" data-type="1" data-color="1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 position-relative m-1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-1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 position-relative m-1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-1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B52];[$HTML.$B$3];[.F52];[$HTML.$C$3];[.H52];[$HTML.$D$3];[.J52];[$HTML.$E$3];[.B52];[$HTML.$F$3];[.D52];[$HTML.$G$3];[.B52];[$HTML.$H$3];[.B52];[$HTML.$I$3];[.B52];[$HTML.$J$3];[.B52];[$HTML.$K$3];[.B52];[$HTML.$L$3];[.B52];[$HTML.$M$3];[.B52];[$HTML.$N$3];[.B52];[$HTML.$O$3])" office:value-type="string" office:string-value="&lt;tr id=&quot;table-1-12&quot; data-expansion=&quot;15&quot; data-type=&quot;1&quot; data-color=&quot;10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id="table-1-12" data-expansion="15" data-type="1" data-color="10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 position-relative m-1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-1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 position-relative m-1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-1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B53];[$HTML.$B$3];[.F53];[$HTML.$C$3];[.H53];[$HTML.$D$3];[.J53];[$HTML.$E$3];[.B53];[$HTML.$F$3];[.D53];[$HTML.$G$3];[.B53];[$HTML.$H$3];[.B53];[$HTML.$I$3];[.B53];[$HTML.$J$3];[.B53];[$HTML.$K$3];[.B53];[$HTML.$L$3];[.B53];[$HTML.$M$3];[.B53];[$HTML.$N$3];[.B53];[$HTML.$O$3])" office:value-type="string" office:string-value="&lt;tr id=&quot;table-1-13&quot; data-expansion=&quot;15&quot; data-type=&quot;1&quot; data-color=&quot;1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id="table-1-13" data-expansion="15" data-type="1" data-color="1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 position-relative m-1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-1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 position-relative m-1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-1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B54];[$HTML.$B$3];[.F54];[$HTML.$C$3];[.H54];[$HTML.$D$3];[.J54];[$HTML.$E$3];[.B54];[$HTML.$F$3];[.D54];[$HTML.$G$3];[.B54];[$HTML.$H$3];[.B54];[$HTML.$I$3];[.B54];[$HTML.$J$3];[.B54];[$HTML.$K$3];[.B54];[$HTML.$L$3];[.B54];[$HTML.$M$3];[.B54];[$HTML.$N$3];[.B54];[$HTML.$O$3])" office:value-type="string" office:string-value="&lt;tr id=&quot;table-1-14&quot; data-expansion=&quot;15&quot; data-type=&quot;1&quot; data-color=&quot;1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id="table-1-14" data-expansion="15" data-type="1" data-color="1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 position-relative m-1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-1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 position-relative m-1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-1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B55];[$HTML.$B$3];[.F55];[$HTML.$C$3];[.H55];[$HTML.$D$3];[.J55];[$HTML.$E$3];[.B55];[$HTML.$F$3];[.D55];[$HTML.$G$3];[.B55];[$HTML.$H$3];[.B55];[$HTML.$I$3];[.B55];[$HTML.$J$3];[.B55];[$HTML.$K$3];[.B55];[$HTML.$L$3];[.B55];[$HTML.$M$3];[.B55];[$HTML.$N$3];[.B55];[$HTML.$O$3])" office:value-type="string" office:string-value="&lt;tr id=&quot;table-1-15&quot; data-expansion=&quot;15&quot; data-type=&quot;1&quot; data-color=&quot;1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id="table-1-15" data-expansion="15" data-type="1" data-color="1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 position-relative m-1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-1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 position-relative m-1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-1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B56];[$HTML.$B$3];[.F56];[$HTML.$C$3];[.H56];[$HTML.$D$3];[.J56];[$HTML.$E$3];[.B56];[$HTML.$F$3];[.D56];[$HTML.$G$3];[.B56];[$HTML.$H$3];[.B56];[$HTML.$I$3];[.B56];[$HTML.$J$3];[.B56];[$HTML.$K$3];[.B56];[$HTML.$L$3];[.B56];[$HTML.$M$3];[.B56];[$HTML.$N$3];[.B56];[$HTML.$O$3])" office:value-type="string" office:string-value="&lt;tr id=&quot;table-1-16&quot; data-expansion=&quot;15&quot; data-type=&quot;1&quot; data-color=&quot;1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id="table-1-16" data-expansion="15" data-type="1" data-color="1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 position-relative m-1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-1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 position-relative m-1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-1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B57];[$HTML.$B$3];[.F57];[$HTML.$C$3];[.H57];[$HTML.$D$3];[.J57];[$HTML.$E$3];[.B57];[$HTML.$F$3];[.D57];[$HTML.$G$3];[.B57];[$HTML.$H$3];[.B57];[$HTML.$I$3];[.B57];[$HTML.$J$3];[.B57];[$HTML.$K$3];[.B57];[$HTML.$L$3];[.B57];[$HTML.$M$3];[.B57];[$HTML.$N$3];[.B57];[$HTML.$O$3])" office:value-type="string" office:string-value="&lt;tr id=&quot;table-1-17&quot; data-expansion=&quot;15&quot; data-type=&quot;1&quot; data-color=&quot;1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id="table-1-17" data-expansion="15" data-type="1" data-color="1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 position-relative m-1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-1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 position-relative m-1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-1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B58];[$HTML.$B$3];[.F58];[$HTML.$C$3];[.H58];[$HTML.$D$3];[.J58];[$HTML.$E$3];[.B58];[$HTML.$F$3];[.D58];[$HTML.$G$3];[.B58];[$HTML.$H$3];[.B58];[$HTML.$I$3];[.B58];[$HTML.$J$3];[.B58];[$HTML.$K$3];[.B58];[$HTML.$L$3];[.B58];[$HTML.$M$3];[.B58];[$HTML.$N$3];[.B58];[$HTML.$O$3])" office:value-type="string" office:string-value="&lt;tr id=&quot;table-1-18&quot; data-expansion=&quot;15&quot; data-type=&quot;1&quot; data-color=&quot;1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id="table-1-18" data-expansion="15" data-type="1" data-color="1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 position-relative m-1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-1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 position-relative m-1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-1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B59];[$HTML.$B$3];[.F59];[$HTML.$C$3];[.H59];[$HTML.$D$3];[.J59];[$HTML.$E$3];[.B59];[$HTML.$F$3];[.D59];[$HTML.$G$3];[.B59];[$HTML.$H$3];[.B59];[$HTML.$I$3];[.B59];[$HTML.$J$3];[.B59];[$HTML.$K$3];[.B59];[$HTML.$L$3];[.B59];[$HTML.$M$3];[.B59];[$HTML.$N$3];[.B59];[$HTML.$O$3])" office:value-type="string" office:string-value="&lt;tr id=&quot;table-1-19&quot; data-expansion=&quot;15&quot; data-type=&quot;1&quot; data-color=&quot;1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id="table-1-19" data-expansion="15" data-type="1" data-color="1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 position-relative m-1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-1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 position-relative m-1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-1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B60];[$HTML.$B$3];[.F60];[$HTML.$C$3];[.H60];[$HTML.$D$3];[.J60];[$HTML.$E$3];[.B60];[$HTML.$F$3];[.D60];[$HTML.$G$3];[.B60];[$HTML.$H$3];[.B60];[$HTML.$I$3];[.B60];[$HTML.$J$3];[.B60];[$HTML.$K$3];[.B60];[$HTML.$L$3];[.B60];[$HTML.$M$3];[.B60];[$HTML.$N$3];[.B60];[$HTML.$O$3])" office:value-type="string" office:string-value="&lt;tr id=&quot;table-1-20&quot; data-expansion=&quot;15&quot; data-type=&quot;1&quot; data-color=&quot;2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id="table-1-20" data-expansion="15" data-type="1" data-color="2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 position-relative m-1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-1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 position-relative m-1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-1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B61];[$HTML.$B$3];[.F61];[$HTML.$C$3];[.H61];[$HTML.$D$3];[.J61];[$HTML.$E$3];[.B61];[$HTML.$F$3];[.D61];[$HTML.$G$3];[.B61];[$HTML.$H$3];[.B61];[$HTML.$I$3];[.B61];[$HTML.$J$3];[.B61];[$HTML.$K$3];[.B61];[$HTML.$L$3];[.B61];[$HTML.$M$3];[.B61];[$HTML.$N$3];[.B61];[$HTML.$O$3])" office:value-type="string" office:string-value="&lt;tr id=&quot;table-1-21&quot; data-expansion=&quot;15&quot; data-type=&quot;1&quot; data-color=&quot;20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id="table-1-21" data-expansion="15" data-type="1" data-color="20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 position-relative m-1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-1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 position-relative m-1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-1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B62];[$HTML.$B$3];[.F62];[$HTML.$C$3];[.H62];[$HTML.$D$3];[.J62];[$HTML.$E$3];[.B62];[$HTML.$F$3];[.D62];[$HTML.$G$3];[.B62];[$HTML.$H$3];[.B62];[$HTML.$I$3];[.B62];[$HTML.$J$3];[.B62];[$HTML.$K$3];[.B62];[$HTML.$L$3];[.B62];[$HTML.$M$3];[.B62];[$HTML.$N$3];[.B62];[$HTML.$O$3])" office:value-type="string" office:string-value="&lt;tr id=&quot;table-1-22&quot; data-expansion=&quot;15&quot; data-type=&quot;1&quot; data-color=&quot;2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id="table-1-22" data-expansion="15" data-type="1" data-color="2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 position-relative m-1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-1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 position-relative m-1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-1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B63];[$HTML.$B$3];[.F63];[$HTML.$C$3];[.H63];[$HTML.$D$3];[.J63];[$HTML.$E$3];[.B63];[$HTML.$F$3];[.D63];[$HTML.$G$3];[.B63];[$HTML.$H$3];[.B63];[$HTML.$I$3];[.B63];[$HTML.$J$3];[.B63];[$HTML.$K$3];[.B63];[$HTML.$L$3];[.B63];[$HTML.$M$3];[.B63];[$HTML.$N$3];[.B63];[$HTML.$O$3])" office:value-type="string" office:string-value="&lt;tr id=&quot;table-1-23&quot; data-expansion=&quot;15&quot; data-type=&quot;1&quot; data-color=&quot;2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id="table-1-23" data-expansion="15" data-type="1" data-color="2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 position-relative m-1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-1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 position-relative m-1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-1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B64];[$HTML.$B$3];[.F64];[$HTML.$C$3];[.H64];[$HTML.$D$3];[.J64];[$HTML.$E$3];[.B64];[$HTML.$F$3];[.D64];[$HTML.$G$3];[.B64];[$HTML.$H$3];[.B64];[$HTML.$I$3];[.B64];[$HTML.$J$3];[.B64];[$HTML.$K$3];[.B64];[$HTML.$L$3];[.B64];[$HTML.$M$3];[.B64];[$HTML.$N$3];[.B64];[$HTML.$O$3])" office:value-type="string" office:string-value="&lt;tr id=&quot;table-1-24&quot; data-expansion=&quot;15&quot; data-type=&quot;1&quot; data-color=&quot;2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id="table-1-24" data-expansion="15" data-type="1" data-color="2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 position-relative m-1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-1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 position-relative m-1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-1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B65];[$HTML.$B$3];[.F65];[$HTML.$C$3];[.H65];[$HTML.$D$3];[.J65];[$HTML.$E$3];[.B65];[$HTML.$F$3];[.D65];[$HTML.$G$3];[.B65];[$HTML.$H$3];[.B65];[$HTML.$I$3];[.B65];[$HTML.$J$3];[.B65];[$HTML.$K$3];[.B65];[$HTML.$L$3];[.B65];[$HTML.$M$3];[.B65];[$HTML.$N$3];[.B65];[$HTML.$O$3])" office:value-type="string" office:string-value="&lt;tr id=&quot;table-1-25&quot; data-expansion=&quot;15&quot; data-type=&quot;1&quot; data-color=&quot;2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id="table-1-25" data-expansion="15" data-type="1" data-color="2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 position-relative m-1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-1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 position-relative m-1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-1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B66];[$HTML.$B$3];[.F66];[$HTML.$C$3];[.H66];[$HTML.$D$3];[.J66];[$HTML.$E$3];[.B66];[$HTML.$F$3];[.D66];[$HTML.$G$3];[.B66];[$HTML.$H$3];[.B66];[$HTML.$I$3];[.B66];[$HTML.$J$3];[.B66];[$HTML.$K$3];[.B66];[$HTML.$L$3];[.B66];[$HTML.$M$3];[.B66];[$HTML.$N$3];[.B66];[$HTML.$O$3])" office:value-type="string" office:string-value="&lt;tr id=&quot;table-1-26&quot; data-expansion=&quot;15&quot; data-type=&quot;1&quot; data-color=&quot;2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id="table-1-26" data-expansion="15" data-type="1" data-color="2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 position-relative m-1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-1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 position-relative m-1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-1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B67];[$HTML.$B$3];[.F67];[$HTML.$C$3];[.H67];[$HTML.$D$3];[.J67];[$HTML.$E$3];[.B67];[$HTML.$F$3];[.D67];[$HTML.$G$3];[.B67];[$HTML.$H$3];[.B67];[$HTML.$I$3];[.B67];[$HTML.$J$3];[.B67];[$HTML.$K$3];[.B67];[$HTML.$L$3];[.B67];[$HTML.$M$3];[.B67];[$HTML.$N$3];[.B67];[$HTML.$O$3])" office:value-type="string" office:string-value="&lt;tr id=&quot;table-1-27&quot; data-expansion=&quot;15&quot; data-type=&quot;1&quot; data-color=&quot;2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id="table-1-27" data-expansion="15" data-type="1" data-color="2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 position-relative m-1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-1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 position-relative m-1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-1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B68];[$HTML.$B$3];[.F68];[$HTML.$C$3];[.H68];[$HTML.$D$3];[.J68];[$HTML.$E$3];[.B68];[$HTML.$F$3];[.D68];[$HTML.$G$3];[.B68];[$HTML.$H$3];[.B68];[$HTML.$I$3];[.B68];[$HTML.$J$3];[.B68];[$HTML.$K$3];[.B68];[$HTML.$L$3];[.B68];[$HTML.$M$3];[.B68];[$HTML.$N$3];[.B68];[$HTML.$O$3])" office:value-type="string" office:string-value="&lt;tr id=&quot;table-1-28&quot; data-expansion=&quot;15&quot; data-type=&quot;1&quot; data-color=&quot;2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id="table-1-28" data-expansion="15" data-type="1" data-color="2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 position-relative m-1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-1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 position-relative m-1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-1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B69];[$HTML.$B$3];[.F69];[$HTML.$C$3];[.H69];[$HTML.$D$3];[.J69];[$HTML.$E$3];[.B69];[$HTML.$F$3];[.D69];[$HTML.$G$3];[.B69];[$HTML.$H$3];[.B69];[$HTML.$I$3];[.B69];[$HTML.$J$3];[.B69];[$HTML.$K$3];[.B69];[$HTML.$L$3];[.B69];[$HTML.$M$3];[.B69];[$HTML.$N$3];[.B69];[$HTML.$O$3])" office:value-type="string" office:string-value="&lt;tr id=&quot;table-1-29&quot; data-expansion=&quot;15&quot; data-type=&quot;1&quot; data-color=&quot;20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id="table-1-29" data-expansion="15" data-type="1" data-color="20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 position-relative m-1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-1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 position-relative m-1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-1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B70];[$HTML.$B$3];[.F70];[$HTML.$C$3];[.H70];[$HTML.$D$3];[.J70];[$HTML.$E$3];[.B70];[$HTML.$F$3];[.D70];[$HTML.$G$3];[.B70];[$HTML.$H$3];[.B70];[$HTML.$I$3];[.B70];[$HTML.$J$3];[.B70];[$HTML.$K$3];[.B70];[$HTML.$L$3];[.B70];[$HTML.$M$3];[.B70];[$HTML.$N$3];[.B70];[$HTML.$O$3])" office:value-type="string" office:string-value="&lt;tr id=&quot;table-1-30&quot; data-expansion=&quot;15&quot; data-type=&quot;1&quot; data-color=&quot;2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id="table-1-30" data-expansion="15" data-type="1" data-color="2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 position-relative m-1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-1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 position-relative m-1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-1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B71];[$HTML.$B$3];[.F71];[$HTML.$C$3];[.H71];[$HTML.$D$3];[.J71];[$HTML.$E$3];[.B71];[$HTML.$F$3];[.D71];[$HTML.$G$3];[.B71];[$HTML.$H$3];[.B71];[$HTML.$I$3];[.B71];[$HTML.$J$3];[.B71];[$HTML.$K$3];[.B71];[$HTML.$L$3];[.B71];[$HTML.$M$3];[.B71];[$HTML.$N$3];[.B71];[$HTML.$O$3])" office:value-type="string" office:string-value="&lt;tr id=&quot;table-1-31&quot; data-expansion=&quot;15&quot; data-type=&quot;1&quot; data-color=&quot;2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id="table-1-31" data-expansion="15" data-type="1" data-color="2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 position-relative m-1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-1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 position-relative m-1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-1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B72];[$HTML.$B$3];[.F72];[$HTML.$C$3];[.H72];[$HTML.$D$3];[.J72];[$HTML.$E$3];[.B72];[$HTML.$F$3];[.D72];[$HTML.$G$3];[.B72];[$HTML.$H$3];[.B72];[$HTML.$I$3];[.B72];[$HTML.$J$3];[.B72];[$HTML.$K$3];[.B72];[$HTML.$L$3];[.B72];[$HTML.$M$3];[.B72];[$HTML.$N$3];[.B72];[$HTML.$O$3])" office:value-type="string" office:string-value="&lt;tr id=&quot;table-1-32&quot; data-expansion=&quot;15&quot; data-type=&quot;1&quot; data-color=&quot;2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id="table-1-32" data-expansion="15" data-type="1" data-color="2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 position-relative m-1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-1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 position-relative m-1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-1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B73];[$HTML.$B$3];[.F73];[$HTML.$C$3];[.H73];[$HTML.$D$3];[.J73];[$HTML.$E$3];[.B73];[$HTML.$F$3];[.D73];[$HTML.$G$3];[.B73];[$HTML.$H$3];[.B73];[$HTML.$I$3];[.B73];[$HTML.$J$3];[.B73];[$HTML.$K$3];[.B73];[$HTML.$L$3];[.B73];[$HTML.$M$3];[.B73];[$HTML.$N$3];[.B73];[$HTML.$O$3])" office:value-type="string" office:string-value="&lt;tr id=&quot;table-1-33&quot; data-expansion=&quot;15&quot; data-type=&quot;1&quot; data-color=&quot;3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id="table-1-33" data-expansion="15" data-type="1" data-color="3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 position-relative m-1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-1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 position-relative m-1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-1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B74];[$HTML.$B$3];[.F74];[$HTML.$C$3];[.H74];[$HTML.$D$3];[.J74];[$HTML.$E$3];[.B74];[$HTML.$F$3];[.D74];[$HTML.$G$3];[.B74];[$HTML.$H$3];[.B74];[$HTML.$I$3];[.B74];[$HTML.$J$3];[.B74];[$HTML.$K$3];[.B74];[$HTML.$L$3];[.B74];[$HTML.$M$3];[.B74];[$HTML.$N$3];[.B74];[$HTML.$O$3])" office:value-type="string" office:string-value="&lt;tr id=&quot;table-1-34&quot; data-expansion=&quot;15&quot; data-type=&quot;1&quot; data-color=&quot;3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id="table-1-34" data-expansion="15" data-type="1" data-color="3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 position-relative m-1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-1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 position-relative m-1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-1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B75];[$HTML.$B$3];[.F75];[$HTML.$C$3];[.H75];[$HTML.$D$3];[.J75];[$HTML.$E$3];[.B75];[$HTML.$F$3];[.D75];[$HTML.$G$3];[.B75];[$HTML.$H$3];[.B75];[$HTML.$I$3];[.B75];[$HTML.$J$3];[.B75];[$HTML.$K$3];[.B75];[$HTML.$L$3];[.B75];[$HTML.$M$3];[.B75];[$HTML.$N$3];[.B75];[$HTML.$O$3])" office:value-type="string" office:string-value="&lt;tr id=&quot;table-1-35&quot; data-expansion=&quot;15&quot; data-type=&quot;1&quot; data-color=&quot;3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id="table-1-35" data-expansion="15" data-type="1" data-color="3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 position-relative m-1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-1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 position-relative m-1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-1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B76];[$HTML.$B$3];[.F76];[$HTML.$C$3];[.H76];[$HTML.$D$3];[.J76];[$HTML.$E$3];[.B76];[$HTML.$F$3];[.D76];[$HTML.$G$3];[.B76];[$HTML.$H$3];[.B76];[$HTML.$I$3];[.B76];[$HTML.$J$3];[.B76];[$HTML.$K$3];[.B76];[$HTML.$L$3];[.B76];[$HTML.$M$3];[.B76];[$HTML.$N$3];[.B76];[$HTML.$O$3])" office:value-type="string" office:string-value="&lt;tr id=&quot;table-1-36&quot; data-expansion=&quot;15&quot; data-type=&quot;1&quot; data-color=&quot;30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id="table-1-36" data-expansion="15" data-type="1" data-color="30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 position-relative m-1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-1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 position-relative m-1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-1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B77];[$HTML.$B$3];[.F77];[$HTML.$C$3];[.H77];[$HTML.$D$3];[.J77];[$HTML.$E$3];[.B77];[$HTML.$F$3];[.D77];[$HTML.$G$3];[.B77];[$HTML.$H$3];[.B77];[$HTML.$I$3];[.B77];[$HTML.$J$3];[.B77];[$HTML.$K$3];[.B77];[$HTML.$L$3];[.B77];[$HTML.$M$3];[.B77];[$HTML.$N$3];[.B77];[$HTML.$O$3])" office:value-type="string" office:string-value="&lt;tr id=&quot;table-1-37&quot; data-expansion=&quot;15&quot; data-type=&quot;1&quot; data-color=&quot;3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id="table-1-37" data-expansion="15" data-type="1" data-color="3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 position-relative m-1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-1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 position-relative m-1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-1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B78];[$HTML.$B$3];[.F78];[$HTML.$C$3];[.H78];[$HTML.$D$3];[.J78];[$HTML.$E$3];[.B78];[$HTML.$F$3];[.D78];[$HTML.$G$3];[.B78];[$HTML.$H$3];[.B78];[$HTML.$I$3];[.B78];[$HTML.$J$3];[.B78];[$HTML.$K$3];[.B78];[$HTML.$L$3];[.B78];[$HTML.$M$3];[.B78];[$HTML.$N$3];[.B78];[$HTML.$O$3])" office:value-type="string" office:string-value="&lt;tr id=&quot;table-1-38&quot; data-expansion=&quot;15&quot; data-type=&quot;1&quot; data-color=&quot;30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id="table-1-38" data-expansion="15" data-type="1" data-color="30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 position-relative m-1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-1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 position-relative m-1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-1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B79];[$HTML.$B$3];[.F79];[$HTML.$C$3];[.H79];[$HTML.$D$3];[.J79];[$HTML.$E$3];[.B79];[$HTML.$F$3];[.D79];[$HTML.$G$3];[.B79];[$HTML.$H$3];[.B79];[$HTML.$I$3];[.B79];[$HTML.$J$3];[.B79];[$HTML.$K$3];[.B79];[$HTML.$L$3];[.B79];[$HTML.$M$3];[.B79];[$HTML.$N$3];[.B79];[$HTML.$O$3])" office:value-type="string" office:string-value="&lt;tr id=&quot;table-1-39&quot; data-expansion=&quot;15&quot; data-type=&quot;1&quot; data-color=&quot;3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id="table-1-39" data-expansion="15" data-type="1" data-color="3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 position-relative m-1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-1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 position-relative m-1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-1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B80];[$HTML.$B$3];[.F80];[$HTML.$C$3];[.H80];[$HTML.$D$3];[.J80];[$HTML.$E$3];[.B80];[$HTML.$F$3];[.D80];[$HTML.$G$3];[.B80];[$HTML.$H$3];[.B80];[$HTML.$I$3];[.B80];[$HTML.$J$3];[.B80];[$HTML.$K$3];[.B80];[$HTML.$L$3];[.B80];[$HTML.$M$3];[.B80];[$HTML.$N$3];[.B80];[$HTML.$O$3])" office:value-type="string" office:string-value="&lt;tr id=&quot;table-1-40&quot; data-expansion=&quot;15&quot; data-type=&quot;1&quot; data-color=&quot;30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id="table-1-40" data-expansion="15" data-type="1" data-color="30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 position-relative m-1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-1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 position-relative m-1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-1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B81];[$HTML.$B$3];[.F81];[$HTML.$C$3];[.H81];[$HTML.$D$3];[.J81];[$HTML.$E$3];[.B81];[$HTML.$F$3];[.D81];[$HTML.$G$3];[.B81];[$HTML.$H$3];[.B81];[$HTML.$I$3];[.B81];[$HTML.$J$3];[.B81];[$HTML.$K$3];[.B81];[$HTML.$L$3];[.B81];[$HTML.$M$3];[.B81];[$HTML.$N$3];[.B81];[$HTML.$O$3])" office:value-type="string" office:string-value="&lt;tr id=&quot;table-1-41&quot; data-expansion=&quot;15&quot; data-type=&quot;1&quot; data-color=&quot;3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id="table-1-41" data-expansion="15" data-type="1" data-color="3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 position-relative m-1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-1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 position-relative m-1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-1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B82];[$HTML.$B$3];[.F82];[$HTML.$C$3];[.H82];[$HTML.$D$3];[.J82];[$HTML.$E$3];[.B82];[$HTML.$F$3];[.D82];[$HTML.$G$3];[.B82];[$HTML.$H$3];[.B82];[$HTML.$I$3];[.B82];[$HTML.$J$3];[.B82];[$HTML.$K$3];[.B82];[$HTML.$L$3];[.B82];[$HTML.$M$3];[.B82];[$HTML.$N$3];[.B82];[$HTML.$O$3])" office:value-type="string" office:string-value="&lt;tr id=&quot;table-1-42&quot; data-expansion=&quot;15&quot; data-type=&quot;1&quot; data-color=&quot;30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id="table-1-42" data-expansion="15" data-type="1" data-color="30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 position-relative m-1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-1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 position-relative m-1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-1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B83];[$HTML.$B$3];[.F83];[$HTML.$C$3];[.H83];[$HTML.$D$3];[.J83];[$HTML.$E$3];[.B83];[$HTML.$F$3];[.D83];[$HTML.$G$3];[.B83];[$HTML.$H$3];[.B83];[$HTML.$I$3];[.B83];[$HTML.$J$3];[.B83];[$HTML.$K$3];[.B83];[$HTML.$L$3];[.B83];[$HTML.$M$3];[.B83];[$HTML.$N$3];[.B83];[$HTML.$O$3])" office:value-type="string" office:string-value="&lt;tr id=&quot;table-1-43&quot; data-expansion=&quot;15&quot; data-type=&quot;1&quot; data-color=&quot;30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id="table-1-43" data-expansion="15" data-type="1" data-color="30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 position-relative m-1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-1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 position-relative m-1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-1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B84];[$HTML.$B$3];[.F84];[$HTML.$C$3];[.H84];[$HTML.$D$3];[.J84];[$HTML.$E$3];[.B84];[$HTML.$F$3];[.D84];[$HTML.$G$3];[.B84];[$HTML.$H$3];[.B84];[$HTML.$I$3];[.B84];[$HTML.$J$3];[.B84];[$HTML.$K$3];[.B84];[$HTML.$L$3];[.B84];[$HTML.$M$3];[.B84];[$HTML.$N$3];[.B84];[$HTML.$O$3])" office:value-type="string" office:string-value="&lt;tr id=&quot;table-1-44&quot; data-expansion=&quot;15&quot; data-type=&quot;1&quot; data-color=&quot;3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id="table-1-44" data-expansion="15" data-type="1" data-color="3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 position-relative m-1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-1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 position-relative m-1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-1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B85];[$HTML.$B$3];[.F85];[$HTML.$C$3];[.H85];[$HTML.$D$3];[.J85];[$HTML.$E$3];[.B85];[$HTML.$F$3];[.D85];[$HTML.$G$3];[.B85];[$HTML.$H$3];[.B85];[$HTML.$I$3];[.B85];[$HTML.$J$3];[.B85];[$HTML.$K$3];[.B85];[$HTML.$L$3];[.B85];[$HTML.$M$3];[.B85];[$HTML.$N$3];[.B85];[$HTML.$O$3])" office:value-type="string" office:string-value="&lt;tr id=&quot;table-1-45&quot; data-expansion=&quot;15&quot; data-type=&quot;1&quot; data-color=&quot;3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id="table-1-45" data-expansion="15" data-type="1" data-color="3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 position-relative m-1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-1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 position-relative m-1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-1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B86];[$HTML.$B$3];[.F86];[$HTML.$C$3];[.H86];[$HTML.$D$3];[.J86];[$HTML.$E$3];[.B86];[$HTML.$F$3];[.D86];[$HTML.$G$3];[.B86];[$HTML.$H$3];[.B86];[$HTML.$I$3];[.B86];[$HTML.$J$3];[.B86];[$HTML.$K$3];[.B86];[$HTML.$L$3];[.B86];[$HTML.$M$3];[.B86];[$HTML.$N$3];[.B86];[$HTML.$O$3])" office:value-type="string" office:string-value="&lt;tr id=&quot;table-1-46&quot; data-expansion=&quot;15&quot; data-type=&quot;2&quot; data-color=&quot;1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id="table-1-46" data-expansion="15" data-type="2" data-color="1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 position-relative m-1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-1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 position-relative m-1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-1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B87];[$HTML.$B$3];[.F87];[$HTML.$C$3];[.H87];[$HTML.$D$3];[.J87];[$HTML.$E$3];[.B87];[$HTML.$F$3];[.D87];[$HTML.$G$3];[.B87];[$HTML.$H$3];[.B87];[$HTML.$I$3];[.B87];[$HTML.$J$3];[.B87];[$HTML.$K$3];[.B87];[$HTML.$L$3];[.B87];[$HTML.$M$3];[.B87];[$HTML.$N$3];[.B87];[$HTML.$O$3])" office:value-type="string" office:string-value="&lt;tr id=&quot;table-1-47&quot; data-expansion=&quot;15&quot; data-type=&quot;2&quot; data-color=&quot;2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id="table-1-47" data-expansion="15" data-type="2" data-color="2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 position-relative m-1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-1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 position-relative m-1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-1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B88];[$HTML.$B$3];[.F88];[$HTML.$C$3];[.H88];[$HTML.$D$3];[.J88];[$HTML.$E$3];[.B88];[$HTML.$F$3];[.D88];[$HTML.$G$3];[.B88];[$HTML.$H$3];[.B88];[$HTML.$I$3];[.B88];[$HTML.$J$3];[.B88];[$HTML.$K$3];[.B88];[$HTML.$L$3];[.B88];[$HTML.$M$3];[.B88];[$HTML.$N$3];[.B88];[$HTML.$O$3])" office:value-type="string" office:string-value="&lt;tr id=&quot;table-1-48&quot; data-expansion=&quot;15&quot; data-type=&quot;2&quot; data-color=&quot;2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id="table-1-48" data-expansion="15" data-type="2" data-color="2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 position-relative m-1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-1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 position-relative m-1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-1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B89];[$HTML.$B$3];[.F89];[$HTML.$C$3];[.H89];[$HTML.$D$3];[.J89];[$HTML.$E$3];[.B89];[$HTML.$F$3];[.D89];[$HTML.$G$3];[.B89];[$HTML.$H$3];[.B89];[$HTML.$I$3];[.B89];[$HTML.$J$3];[.B89];[$HTML.$K$3];[.B89];[$HTML.$L$3];[.B89];[$HTML.$M$3];[.B89];[$HTML.$N$3];[.B89];[$HTML.$O$3])" office:value-type="string" office:string-value="&lt;tr id=&quot;table-1-49&quot; data-expansion=&quot;15&quot; data-type=&quot;2&quot; data-color=&quot;3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id="table-1-49" data-expansion="15" data-type="2" data-color="3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 position-relative m-1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-1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 position-relative m-1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-1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B90];[$HTML.$B$3];[.F90];[$HTML.$C$3];[.H90];[$HTML.$D$3];[.J90];[$HTML.$E$3];[.B90];[$HTML.$F$3];[.D90];[$HTML.$G$3];[.B90];[$HTML.$H$3];[.B90];[$HTML.$I$3];[.B90];[$HTML.$J$3];[.B90];[$HTML.$K$3];[.B90];[$HTML.$L$3];[.B90];[$HTML.$M$3];[.B90];[$HTML.$N$3];[.B90];[$HTML.$O$3])" office:value-type="string" office:string-value="&lt;tr id=&quot;table-1-50&quot; data-expansion=&quot;15&quot; data-type=&quot;2&quot; data-color=&quot;3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id="table-1-50" data-expansion="15" data-type="2" data-color="3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 position-relative m-1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-1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 position-relative m-1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-1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B91];[$HTML.$B$3];[.F91];[$HTML.$C$3];[.H91];[$HTML.$D$3];[.J91];[$HTML.$E$3];[.B91];[$HTML.$F$3];[.D91];[$HTML.$G$3];[.B91];[$HTML.$H$3];[.B91];[$HTML.$I$3];[.B91];[$HTML.$J$3];[.B91];[$HTML.$K$3];[.B91];[$HTML.$L$3];[.B91];[$HTML.$M$3];[.B91];[$HTML.$N$3];[.B91];[$HTML.$O$3])" office:value-type="string" office:string-value="&lt;tr id=&quot;table-1-51&quot; data-expansion=&quot;15&quot; data-type=&quot;2&quot; data-color=&quot;3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id="table-1-51" data-expansion="15" data-type="2" data-color="3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 position-relative m-1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-1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 position-relative m-1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-1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B92];[$HTML.$B$3];[.F92];[$HTML.$C$3];[.H92];[$HTML.$D$3];[.J92];[$HTML.$E$3];[.B92];[$HTML.$F$3];[.D92];[$HTML.$G$3];[.B92];[$HTML.$H$3];[.B92];[$HTML.$I$3];[.B92];[$HTML.$J$3];[.B92];[$HTML.$K$3];[.B92];[$HTML.$L$3];[.B92];[$HTML.$M$3];[.B92];[$HTML.$N$3];[.B92];[$HTML.$O$3])" office:value-type="string" office:string-value="&lt;tr id=&quot;table-1-52&quot; data-expansion=&quot;15&quot; data-type=&quot;3&quot; data-color=&quot;1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id="table-1-52" data-expansion="15" data-type="3" data-color="1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 position-relative m-1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-1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 position-relative m-1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-1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B93];[$HTML.$B$3];[.F93];[$HTML.$C$3];[.H93];[$HTML.$D$3];[.J93];[$HTML.$E$3];[.B93];[$HTML.$F$3];[.D93];[$HTML.$G$3];[.B93];[$HTML.$H$3];[.B93];[$HTML.$I$3];[.B93];[$HTML.$J$3];[.B93];[$HTML.$K$3];[.B93];[$HTML.$L$3];[.B93];[$HTML.$M$3];[.B93];[$HTML.$N$3];[.B93];[$HTML.$O$3])" office:value-type="string" office:string-value="&lt;tr id=&quot;table-1-53&quot; data-expansion=&quot;15&quot; data-type=&quot;3&quot; data-color=&quot;1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id="table-1-53" data-expansion="15" data-type="3" data-color="1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 position-relative m-1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-1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 position-relative m-1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-1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B94];[$HTML.$B$3];[.F94];[$HTML.$C$3];[.H94];[$HTML.$D$3];[.J94];[$HTML.$E$3];[.B94];[$HTML.$F$3];[.D94];[$HTML.$G$3];[.B94];[$HTML.$H$3];[.B94];[$HTML.$I$3];[.B94];[$HTML.$J$3];[.B94];[$HTML.$K$3];[.B94];[$HTML.$L$3];[.B94];[$HTML.$M$3];[.B94];[$HTML.$N$3];[.B94];[$HTML.$O$3])" office:value-type="string" office:string-value="&lt;tr id=&quot;table-1-54&quot; data-expansion=&quot;15&quot; data-type=&quot;3&quot; data-color=&quot;1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id="table-1-54" data-expansion="15" data-type="3" data-color="1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 position-relative m-1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-1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 position-relative m-1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-1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B95];[$HTML.$B$3];[.F95];[$HTML.$C$3];[.H95];[$HTML.$D$3];[.J95];[$HTML.$E$3];[.B95];[$HTML.$F$3];[.D95];[$HTML.$G$3];[.B95];[$HTML.$H$3];[.B95];[$HTML.$I$3];[.B95];[$HTML.$J$3];[.B95];[$HTML.$K$3];[.B95];[$HTML.$L$3];[.B95];[$HTML.$M$3];[.B95];[$HTML.$N$3];[.B95];[$HTML.$O$3])" office:value-type="string" office:string-value="&lt;tr id=&quot;table-1-55&quot; data-expansion=&quot;15&quot; data-type=&quot;3&quot; data-color=&quot;2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id="table-1-55" data-expansion="15" data-type="3" data-color="2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 position-relative m-1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-1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 position-relative m-1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-1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B96];[$HTML.$B$3];[.F96];[$HTML.$C$3];[.H96];[$HTML.$D$3];[.J96];[$HTML.$E$3];[.B96];[$HTML.$F$3];[.D96];[$HTML.$G$3];[.B96];[$HTML.$H$3];[.B96];[$HTML.$I$3];[.B96];[$HTML.$J$3];[.B96];[$HTML.$K$3];[.B96];[$HTML.$L$3];[.B96];[$HTML.$M$3];[.B96];[$HTML.$N$3];[.B96];[$HTML.$O$3])" office:value-type="string" office:string-value="&lt;tr id=&quot;table-1-56&quot; data-expansion=&quot;15&quot; data-type=&quot;3&quot; data-color=&quot;2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id="table-1-56" data-expansion="15" data-type="3" data-color="2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 position-relative m-1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-1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 position-relative m-1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-1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B97];[$HTML.$B$3];[.F97];[$HTML.$C$3];[.H97];[$HTML.$D$3];[.J97];[$HTML.$E$3];[.B97];[$HTML.$F$3];[.D97];[$HTML.$G$3];[.B97];[$HTML.$H$3];[.B97];[$HTML.$I$3];[.B97];[$HTML.$J$3];[.B97];[$HTML.$K$3];[.B97];[$HTML.$L$3];[.B97];[$HTML.$M$3];[.B97];[$HTML.$N$3];[.B97];[$HTML.$O$3])" office:value-type="string" office:string-value="&lt;tr id=&quot;table-1-57&quot; data-expansion=&quot;15&quot; data-type=&quot;3&quot; data-color=&quot;3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id="table-1-57" data-expansion="15" data-type="3" data-color="3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 position-relative m-1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-1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 position-relative m-1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-1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B98];[$HTML.$B$3];[.F98];[$HTML.$C$3];[.H98];[$HTML.$D$3];[.J98];[$HTML.$E$3];[.B98];[$HTML.$F$3];[.D98];[$HTML.$G$3];[.B98];[$HTML.$H$3];[.B98];[$HTML.$I$3];[.B98];[$HTML.$J$3];[.B98];[$HTML.$K$3];[.B98];[$HTML.$L$3];[.B98];[$HTML.$M$3];[.B98];[$HTML.$N$3];[.B98];[$HTML.$O$3])" office:value-type="string" office:string-value="&lt;tr id=&quot;table-1-58&quot; data-expansion=&quot;15&quot; data-type=&quot;4&quot; data-color=&quot;1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id="table-1-58" data-expansion="15" data-type="4" data-color="1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 position-relative m-1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-1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 position-relative m-1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-1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B99];[$HTML.$B$3];[.F99];[$HTML.$C$3];[.H99];[$HTML.$D$3];[.J99];[$HTML.$E$3];[.B99];[$HTML.$F$3];[.D99];[$HTML.$G$3];[.B99];[$HTML.$H$3];[.B99];[$HTML.$I$3];[.B99];[$HTML.$J$3];[.B99];[$HTML.$K$3];[.B99];[$HTML.$L$3];[.B99];[$HTML.$M$3];[.B99];[$HTML.$N$3];[.B99];[$HTML.$O$3])" office:value-type="string" office:string-value="&lt;tr id=&quot;table-1-59&quot; data-expansion=&quot;15&quot; data-type=&quot;4&quot; data-color=&quot;1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id="table-1-59" data-expansion="15" data-type="4" data-color="1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 position-relative m-1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-1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 position-relative m-1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-1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B100];[$HTML.$B$3];[.F100];[$HTML.$C$3];[.H100];[$HTML.$D$3];[.J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id=&quot;table-1-60&quot; data-expansion=&quot;15&quot; data-type=&quot;4&quot; data-color=&quot;1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id="table-1-60" data-expansion="15" data-type="4" data-color="1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 position-relative m-1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-1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 position-relative m-1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-1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B101];[$HTML.$B$3];[.F101];[$HTML.$C$3];[.H101];[$HTML.$D$3];[.J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id=&quot;table-1-61&quot; data-expansion=&quot;15&quot; data-type=&quot;4&quot; data-color=&quot;1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id="table-1-61" data-expansion="15" data-type="4" data-color="1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 position-relative m-1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-1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 position-relative m-1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-1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B102];[$HTML.$B$3];[.F102];[$HTML.$C$3];[.H102];[$HTML.$D$3];[.J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id=&quot;table-1-62&quot; data-expansion=&quot;15&quot; data-type=&quot;4&quot; data-color=&quot;2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id="table-1-62" data-expansion="15" data-type="4" data-color="2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 position-relative m-1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-1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 position-relative m-1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-1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B103];[$HTML.$B$3];[.F103];[$HTML.$C$3];[.H103];[$HTML.$D$3];[.J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id=&quot;table-1-63&quot; data-expansion=&quot;15&quot; data-type=&quot;4&quot; data-color=&quot;2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id="table-1-63" data-expansion="15" data-type="4" data-color="2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 position-relative m-1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-1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 position-relative m-1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-1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B104];[$HTML.$B$3];[.F104];[$HTML.$C$3];[.H104];[$HTML.$D$3];[.J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id=&quot;table-1-64&quot; data-expansion=&quot;15&quot; data-type=&quot;4&quot; data-color=&quot;2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id="table-1-64" data-expansion="15" data-type="4" data-color="2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 position-relative m-1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-1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 position-relative m-1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-1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B105];[$HTML.$B$3];[.F105];[$HTML.$C$3];[.H105];[$HTML.$D$3];[.J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id=&quot;table-1-65&quot; data-expansion=&quot;15&quot; data-type=&quot;4&quot; data-color=&quot;2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id="table-1-65" data-expansion="15" data-type="4" data-color="2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 position-relative m-1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-1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 position-relative m-1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-1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B106];[$HTML.$B$3];[.F106];[$HTML.$C$3];[.H106];[$HTML.$D$3];[.J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id=&quot;table-1-66&quot; data-expansion=&quot;15&quot; data-type=&quot;4&quot; data-color=&quot;3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id="table-1-66" data-expansion="15" data-type="4" data-color="3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 position-relative m-1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-1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 position-relative m-1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-1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B107];[$HTML.$B$3];[.F107];[$HTML.$C$3];[.H107];[$HTML.$D$3];[.J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id=&quot;table-1-67&quot; data-expansion=&quot;15&quot; data-type=&quot;4&quot; data-color=&quot;3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id="table-1-67" data-expansion="15" data-type="4" data-color="3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 position-relative m-1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-1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 position-relative m-1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-1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B108];[$HTML.$B$3];[.F108];[$HTML.$C$3];[.H108];[$HTML.$D$3];[.J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id=&quot;table-1-68&quot; data-expansion=&quot;15&quot; data-type=&quot;4&quot; data-color=&quot;3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id="table-1-68" data-expansion="15" data-type="4" data-color="3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 position-relative m-1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-1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 position-relative m-1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-1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B109];[$HTML.$B$3];[.F109];[$HTML.$C$3];[.H109];[$HTML.$D$3];[.J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id=&quot;table-1-69&quot; data-expansion=&quot;15&quot; data-type=&quot;4&quot; data-color=&quot;3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id="table-1-69" data-expansion="15" data-type="4" data-color="3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 position-relative m-1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-1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 position-relative m-1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-1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B110];[$HTML.$B$3];[.F110];[$HTML.$C$3];[.H110];[$HTML.$D$3];[.J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id=&quot;table-1-70&quot; data-expansion=&quot;15&quot; data-type=&quot;1&quot; data-color=&quot;1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id="table-1-70" data-expansion="15" data-type="1" data-color="1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 position-relative m-1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-1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 position-relative m-1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-1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B111];[$HTML.$B$3];[.F111];[$HTML.$C$3];[.H111];[$HTML.$D$3];[.J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id=&quot;table-1-71&quot; data-expansion=&quot;15&quot; data-type=&quot;1&quot; data-color=&quot;1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id="table-1-71" data-expansion="15" data-type="1" data-color="1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 position-relative m-1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-1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 position-relative m-1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-1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B112];[$HTML.$B$3];[.F112];[$HTML.$C$3];[.H112];[$HTML.$D$3];[.J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id=&quot;table-1-72&quot; data-expansion=&quot;15&quot; data-type=&quot;1&quot; data-color=&quot;1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id="table-1-72" data-expansion="15" data-type="1" data-color="1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 position-relative m-1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-1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 position-relative m-1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-1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B113];[$HTML.$B$3];[.F113];[$HTML.$C$3];[.H113];[$HTML.$D$3];[.J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id=&quot;table-1-73&quot; data-expansion=&quot;15&quot; data-type=&quot;1&quot; data-color=&quot;2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id="table-1-73" data-expansion="15" data-type="1" data-color="2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 position-relative m-1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-1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 position-relative m-1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-1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B114];[$HTML.$B$3];[.F114];[$HTML.$C$3];[.H114];[$HTML.$D$3];[.J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id=&quot;table-1-74&quot; data-expansion=&quot;15&quot; data-type=&quot;1&quot; data-color=&quot;2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id="table-1-74" data-expansion="15" data-type="1" data-color="2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 position-relative m-1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-1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 position-relative m-1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-1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B115];[$HTML.$B$3];[.F115];[$HTML.$C$3];[.H115];[$HTML.$D$3];[.J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id=&quot;table-1-75&quot; data-expansion=&quot;15&quot; data-type=&quot;1&quot; data-color=&quot;2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id="table-1-75" data-expansion="15" data-type="1" data-color="2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 position-relative m-1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-1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 position-relative m-1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-1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B116];[$HTML.$B$3];[.F116];[$HTML.$C$3];[.H116];[$HTML.$D$3];[.J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id=&quot;table-1-76&quot; data-expansion=&quot;15&quot; data-type=&quot;1&quot; data-color=&quot;3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id="table-1-76" data-expansion="15" data-type="1" data-color="3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 position-relative m-1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-1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 position-relative m-1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-1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B117];[$HTML.$B$3];[.F117];[$HTML.$C$3];[.H117];[$HTML.$D$3];[.J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id=&quot;table-1-77&quot; data-expansion=&quot;15&quot; data-type=&quot;1&quot; data-color=&quot;3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id="table-1-77" data-expansion="15" data-type="1" data-color="3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 position-relative m-1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-1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 position-relative m-1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-1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B118];[$HTML.$B$3];[.F118];[$HTML.$C$3];[.H118];[$HTML.$D$3];[.J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id=&quot;table-1-78&quot; data-expansion=&quot;15&quot; data-type=&quot;1&quot; data-color=&quot;3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id="table-1-78" data-expansion="15" data-type="1" data-color="3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 position-relative m-1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-1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 position-relative m-1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-1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B119];[$HTML.$B$3];[.F119];[$HTML.$C$3];[.H119];[$HTML.$D$3];[.J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id=&quot;table-1-79&quot; data-expansion=&quot;15&quot; data-type=&quot;1&quot; data-color=&quot;30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id="table-1-79" data-expansion="15" data-type="1" data-color="30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 position-relative m-1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-1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 position-relative m-1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-1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B120];[$HTML.$B$3];[.F120];[$HTML.$C$3];[.H120];[$HTML.$D$3];[.J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id=&quot;table-1-80&quot; data-expansion=&quot;15&quot; data-type=&quot;1&quot; data-color=&quot;3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id="table-1-80" data-expansion="15" data-type="1" data-color="3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 position-relative m-1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-1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 position-relative m-1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-1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B121];[$HTML.$B$3];[.F121];[$HTML.$C$3];[.H121];[$HTML.$D$3];[.J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id=&quot;table-Y-1&quot; data-expansion=&quot;20&quot; data-type=&quot;1&quot; data-color=&quot;4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id="table-Y-1" data-expansion="20" data-type="1" data-color="4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 position-relative m-1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-1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 position-relative m-1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-1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B122];[$HTML.$B$3];[.F122];[$HTML.$C$3];[.H122];[$HTML.$D$3];[.J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id=&quot;table-Y-2&quot; data-expansion=&quot;20&quot; data-type=&quot;1&quot; data-color=&quot;4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id="table-Y-2" data-expansion="20" data-type="1" data-color="4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 position-relative m-1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-1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 position-relative m-1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-1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B123];[$HTML.$B$3];[.F123];[$HTML.$C$3];[.H123];[$HTML.$D$3];[.J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id=&quot;table-Y-3&quot; data-expansion=&quot;20&quot; data-type=&quot;1&quot; data-color=&quot;4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id="table-Y-3" data-expansion="20" data-type="1" data-color="4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 position-relative m-1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-1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 position-relative m-1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-1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B124];[$HTML.$B$3];[.F124];[$HTML.$C$3];[.H124];[$HTML.$D$3];[.J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id=&quot;table-Y-4&quot; data-expansion=&quot;20&quot; data-type=&quot;1&quot; data-color=&quot;4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id="table-Y-4" data-expansion="20" data-type="1" data-color="4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 position-relative m-1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-1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 position-relative m-1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-1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B125];[$HTML.$B$3];[.F125];[$HTML.$C$3];[.H125];[$HTML.$D$3];[.J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id=&quot;table-Y-5&quot; data-expansion=&quot;20&quot; data-type=&quot;1&quot; data-color=&quot;40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id="table-Y-5" data-expansion="20" data-type="1" data-color="40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 position-relative m-1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-1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 position-relative m-1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-1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B126];[$HTML.$B$3];[.F126];[$HTML.$C$3];[.H126];[$HTML.$D$3];[.J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id=&quot;table-Y-6&quot; data-expansion=&quot;20&quot; data-type=&quot;1&quot; data-color=&quot;4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id="table-Y-6" data-expansion="20" data-type="1" data-color="4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 position-relative m-1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-1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 position-relative m-1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-1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B127];[$HTML.$B$3];[.F127];[$HTML.$C$3];[.H127];[$HTML.$D$3];[.J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id=&quot;table-Y-7&quot; data-expansion=&quot;20&quot; data-type=&quot;1&quot; data-color=&quot;4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id="table-Y-7" data-expansion="20" data-type="1" data-color="4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 position-relative m-1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-1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 position-relative m-1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-1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B128];[$HTML.$B$3];[.F128];[$HTML.$C$3];[.H128];[$HTML.$D$3];[.J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id=&quot;table-Y-8&quot; data-expansion=&quot;20&quot; data-type=&quot;1&quot; data-color=&quot;4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id="table-Y-8" data-expansion="20" data-type="1" data-color="4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 position-relative m-1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-1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 position-relative m-1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-1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B129];[$HTML.$B$3];[.F129];[$HTML.$C$3];[.H129];[$HTML.$D$3];[.J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id=&quot;table-Y-9&quot; data-expansion=&quot;20&quot; data-type=&quot;2&quot; data-color=&quot;4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id="table-Y-9" data-expansion="20" data-type="2" data-color="4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 position-relative m-1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-1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 position-relative m-1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-1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B130];[$HTML.$B$3];[.F130];[$HTML.$C$3];[.H130];[$HTML.$D$3];[.J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id=&quot;table-Y-10&quot; data-expansion=&quot;20&quot; data-type=&quot;2&quot; data-color=&quot;4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id="table-Y-10" data-expansion="20" data-type="2" data-color="4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 position-relative m-1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-1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 position-relative m-1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-1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B131];[$HTML.$B$3];[.F131];[$HTML.$C$3];[.H131];[$HTML.$D$3];[.J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id=&quot;table-Y-11&quot; data-expansion=&quot;20&quot; data-type=&quot;3&quot; data-color=&quot;4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id="table-Y-11" data-expansion="20" data-type="3" data-color="4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 position-relative m-1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-1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 position-relative m-1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-1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B132];[$HTML.$B$3];[.F132];[$HTML.$C$3];[.H132];[$HTML.$D$3];[.J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id=&quot;table-Y-12&quot; data-expansion=&quot;20&quot; data-type=&quot;3&quot; data-color=&quot;4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id="table-Y-12" data-expansion="20" data-type="3" data-color="4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 position-relative m-1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-1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 position-relative m-1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-1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B133];[$HTML.$B$3];[.F133];[$HTML.$C$3];[.H133];[$HTML.$D$3];[.J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id=&quot;table-Y-13&quot; data-expansion=&quot;20&quot; data-type=&quot;4&quot; data-color=&quot;4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id="table-Y-13" data-expansion="20" data-type="4" data-color="4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 position-relative m-1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-1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 position-relative m-1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-1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B134];[$HTML.$B$3];[.F134];[$HTML.$C$3];[.H134];[$HTML.$D$3];[.J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id=&quot;table-2-1&quot; data-expansion=&quot;25&quot; data-type=&quot;1&quot; data-color=&quot;10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id="table-2-1" data-expansion="25" data-type="1" data-color="10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 position-relative m-1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-1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 position-relative m-1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-1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B135];[$HTML.$B$3];[.F135];[$HTML.$C$3];[.H135];[$HTML.$D$3];[.J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id=&quot;table-2-2&quot; data-expansion=&quot;25&quot; data-type=&quot;1&quot; data-color=&quot;20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id="table-2-2" data-expansion="25" data-type="1" data-color="20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 position-relative m-1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-1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 position-relative m-1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-1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B136];[$HTML.$B$3];[.F136];[$HTML.$C$3];[.H136];[$HTML.$D$3];[.J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id=&quot;table-2-3&quot; data-expansion=&quot;25&quot; data-type=&quot;1&quot; data-color=&quot;3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id="table-2-3" data-expansion="25" data-type="1" data-color="3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 position-relative m-1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-1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 position-relative m-1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-1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B137];[$HTML.$B$3];[.F137];[$HTML.$C$3];[.H137];[$HTML.$D$3];[.J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id=&quot;table-2-4&quot; data-expansion=&quot;25&quot; data-type=&quot;1&quot; data-color=&quot;4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id="table-2-4" data-expansion="25" data-type="1" data-color="4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 position-relative m-1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-1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 position-relative m-1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-1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B138];[$HTML.$B$3];[.F138];[$HTML.$C$3];[.H138];[$HTML.$D$3];[.J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id=&quot;table-2-5&quot; data-expansion=&quot;25&quot; data-type=&quot;1&quot; data-color=&quot;4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id="table-2-5" data-expansion="25" data-type="1" data-color="4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 position-relative m-1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-1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 position-relative m-1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-1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B139];[$HTML.$B$3];[.F139];[$HTML.$C$3];[.H139];[$HTML.$D$3];[.J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id=&quot;table-2-6&quot; data-expansion=&quot;25&quot; data-type=&quot;1&quot; data-color=&quot;40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id="table-2-6" data-expansion="25" data-type="1" data-color="40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 position-relative m-1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-1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 position-relative m-1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-1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B140];[$HTML.$B$3];[.F140];[$HTML.$C$3];[.H140];[$HTML.$D$3];[.J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id=&quot;table-2-7&quot; data-expansion=&quot;25&quot; data-type=&quot;1&quot; data-color=&quot;1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id="table-2-7" data-expansion="25" data-type="1" data-color="1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 position-relative m-1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-1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 position-relative m-1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-1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B141];[$HTML.$B$3];[.F141];[$HTML.$C$3];[.H141];[$HTML.$D$3];[.J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id=&quot;table-2-8&quot; data-expansion=&quot;25&quot; data-type=&quot;1&quot; data-color=&quot;1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id="table-2-8" data-expansion="25" data-type="1" data-color="1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 position-relative m-1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-1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 position-relative m-1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-1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B142];[$HTML.$B$3];[.F142];[$HTML.$C$3];[.H142];[$HTML.$D$3];[.J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id=&quot;table-2-9&quot; data-expansion=&quot;25&quot; data-type=&quot;1&quot; data-color=&quot;10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id="table-2-9" data-expansion="25" data-type="1" data-color="10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 position-relative m-1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-1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 position-relative m-1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-1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B143];[$HTML.$B$3];[.F143];[$HTML.$C$3];[.H143];[$HTML.$D$3];[.J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id=&quot;table-2-10&quot; data-expansion=&quot;25&quot; data-type=&quot;1&quot; data-color=&quot;1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id="table-2-10" data-expansion="25" data-type="1" data-color="1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 position-relative m-1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-1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 position-relative m-1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-1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B144];[$HTML.$B$3];[.F144];[$HTML.$C$3];[.H144];[$HTML.$D$3];[.J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id=&quot;table-2-11&quot; data-expansion=&quot;25&quot; data-type=&quot;1&quot; data-color=&quot;1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id="table-2-11" data-expansion="25" data-type="1" data-color="1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 position-relative m-1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-1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 position-relative m-1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-1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B145];[$HTML.$B$3];[.F145];[$HTML.$C$3];[.H145];[$HTML.$D$3];[.J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id=&quot;table-2-12&quot; data-expansion=&quot;25&quot; data-type=&quot;1&quot; data-color=&quot;1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id="table-2-12" data-expansion="25" data-type="1" data-color="1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 position-relative m-1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-1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 position-relative m-1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-1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B146];[$HTML.$B$3];[.F146];[$HTML.$C$3];[.H146];[$HTML.$D$3];[.J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id=&quot;table-2-13&quot; data-expansion=&quot;25&quot; data-type=&quot;1&quot; data-color=&quot;1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id="table-2-13" data-expansion="25" data-type="1" data-color="1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 position-relative m-1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-1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 position-relative m-1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-1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B147];[$HTML.$B$3];[.F147];[$HTML.$C$3];[.H147];[$HTML.$D$3];[.J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id=&quot;table-2-14&quot; data-expansion=&quot;25&quot; data-type=&quot;1&quot; data-color=&quot;1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id="table-2-14" data-expansion="25" data-type="1" data-color="1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 position-relative m-1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-1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 position-relative m-1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-1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B148];[$HTML.$B$3];[.F148];[$HTML.$C$3];[.H148];[$HTML.$D$3];[.J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id=&quot;table-2-15&quot; data-expansion=&quot;25&quot; data-type=&quot;1&quot; data-color=&quot;1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id="table-2-15" data-expansion="25" data-type="1" data-color="1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 position-relative m-1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-1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 position-relative m-1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-1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B149];[$HTML.$B$3];[.F149];[$HTML.$C$3];[.H149];[$HTML.$D$3];[.J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id=&quot;table-2-16&quot; data-expansion=&quot;25&quot; data-type=&quot;1&quot; data-color=&quot;2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id="table-2-16" data-expansion="25" data-type="1" data-color="2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 position-relative m-1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-1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 position-relative m-1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-1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B150];[$HTML.$B$3];[.F150];[$HTML.$C$3];[.H150];[$HTML.$D$3];[.J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id=&quot;table-2-17&quot; data-expansion=&quot;25&quot; data-type=&quot;1&quot; data-color=&quot;2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id="table-2-17" data-expansion="25" data-type="1" data-color="2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 position-relative m-1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-1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 position-relative m-1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-1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B151];[$HTML.$B$3];[.F151];[$HTML.$C$3];[.H151];[$HTML.$D$3];[.J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id=&quot;table-2-18&quot; data-expansion=&quot;25&quot; data-type=&quot;1&quot; data-color=&quot;2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id="table-2-18" data-expansion="25" data-type="1" data-color="2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 position-relative m-1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-1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 position-relative m-1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-1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B152];[$HTML.$B$3];[.F152];[$HTML.$C$3];[.H152];[$HTML.$D$3];[.J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id=&quot;table-2-19&quot; data-expansion=&quot;25&quot; data-type=&quot;1&quot; data-color=&quot;2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id="table-2-19" data-expansion="25" data-type="1" data-color="2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 position-relative m-1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-1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 position-relative m-1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-1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B153];[$HTML.$B$3];[.F153];[$HTML.$C$3];[.H153];[$HTML.$D$3];[.J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id=&quot;table-2-20&quot; data-expansion=&quot;25&quot; data-type=&quot;1&quot; data-color=&quot;20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id="table-2-20" data-expansion="25" data-type="1" data-color="20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 position-relative m-1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-1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 position-relative m-1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-1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B154];[$HTML.$B$3];[.F154];[$HTML.$C$3];[.H154];[$HTML.$D$3];[.J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id=&quot;table-2-21&quot; data-expansion=&quot;25&quot; data-type=&quot;1&quot; data-color=&quot;2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id="table-2-21" data-expansion="25" data-type="1" data-color="2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 position-relative m-1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-1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 position-relative m-1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-1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B155];[$HTML.$B$3];[.F155];[$HTML.$C$3];[.H155];[$HTML.$D$3];[.J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id=&quot;table-2-22&quot; data-expansion=&quot;25&quot; data-type=&quot;1&quot; data-color=&quot;20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id="table-2-22" data-expansion="25" data-type="1" data-color="20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 position-relative m-1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-1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 position-relative m-1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-1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B156];[$HTML.$B$3];[.F156];[$HTML.$C$3];[.H156];[$HTML.$D$3];[.J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id=&quot;table-2-23&quot; data-expansion=&quot;25&quot; data-type=&quot;1&quot; data-color=&quot;2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id="table-2-23" data-expansion="25" data-type="1" data-color="2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 position-relative m-1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-1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 position-relative m-1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-1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B157];[$HTML.$B$3];[.F157];[$HTML.$C$3];[.H157];[$HTML.$D$3];[.J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id=&quot;table-2-24&quot; data-expansion=&quot;25&quot; data-type=&quot;1&quot; data-color=&quot;20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id="table-2-24" data-expansion="25" data-type="1" data-color="20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 position-relative m-1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-1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 position-relative m-1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-1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B158];[$HTML.$B$3];[.F158];[$HTML.$C$3];[.H158];[$HTML.$D$3];[.J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id=&quot;table-2-25&quot; data-expansion=&quot;25&quot; data-type=&quot;1&quot; data-color=&quot;3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id="table-2-25" data-expansion="25" data-type="1" data-color="3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 position-relative m-1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-1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 position-relative m-1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-1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B159];[$HTML.$B$3];[.F159];[$HTML.$C$3];[.H159];[$HTML.$D$3];[.J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id=&quot;table-2-26&quot; data-expansion=&quot;25&quot; data-type=&quot;1&quot; data-color=&quot;30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id="table-2-26" data-expansion="25" data-type="1" data-color="30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 position-relative m-1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-1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 position-relative m-1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-1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B160];[$HTML.$B$3];[.F160];[$HTML.$C$3];[.H160];[$HTML.$D$3];[.J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id=&quot;table-2-27&quot; data-expansion=&quot;25&quot; data-type=&quot;1&quot; data-color=&quot;30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id="table-2-27" data-expansion="25" data-type="1" data-color="30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 position-relative m-1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-1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 position-relative m-1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-1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B161];[$HTML.$B$3];[.F161];[$HTML.$C$3];[.H161];[$HTML.$D$3];[.J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id=&quot;table-2-28&quot; data-expansion=&quot;25&quot; data-type=&quot;1&quot; data-color=&quot;3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id="table-2-28" data-expansion="25" data-type="1" data-color="3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 position-relative m-1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-1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 position-relative m-1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-1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B162];[$HTML.$B$3];[.F162];[$HTML.$C$3];[.H162];[$HTML.$D$3];[.J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id=&quot;table-2-29&quot; data-expansion=&quot;25&quot; data-type=&quot;1&quot; data-color=&quot;3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id="table-2-29" data-expansion="25" data-type="1" data-color="3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 position-relative m-1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-1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 position-relative m-1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-1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B163];[$HTML.$B$3];[.F163];[$HTML.$C$3];[.H163];[$HTML.$D$3];[.J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id=&quot;table-2-30&quot; data-expansion=&quot;25&quot; data-type=&quot;1&quot; data-color=&quot;3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id="table-2-30" data-expansion="25" data-type="1" data-color="3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 position-relative m-1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-1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 position-relative m-1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-1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B164];[$HTML.$B$3];[.F164];[$HTML.$C$3];[.H164];[$HTML.$D$3];[.J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id=&quot;table-2-31&quot; data-expansion=&quot;25&quot; data-type=&quot;1&quot; data-color=&quot;3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id="table-2-31" data-expansion="25" data-type="1" data-color="3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 position-relative m-1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-1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 position-relative m-1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-1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B165];[$HTML.$B$3];[.F165];[$HTML.$C$3];[.H165];[$HTML.$D$3];[.J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id=&quot;table-2-32&quot; data-expansion=&quot;25&quot; data-type=&quot;1&quot; data-color=&quot;40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id="table-2-32" data-expansion="25" data-type="1" data-color="40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 position-relative m-1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-1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 position-relative m-1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-1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B166];[$HTML.$B$3];[.F166];[$HTML.$C$3];[.H166];[$HTML.$D$3];[.J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id=&quot;table-2-33&quot; data-expansion=&quot;25&quot; data-type=&quot;1&quot; data-color=&quot;4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id="table-2-33" data-expansion="25" data-type="1" data-color="4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 position-relative m-1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-1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 position-relative m-1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-1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B167];[$HTML.$B$3];[.F167];[$HTML.$C$3];[.H167];[$HTML.$D$3];[.J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id=&quot;table-2-34&quot; data-expansion=&quot;25&quot; data-type=&quot;1&quot; data-color=&quot;4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id="table-2-34" data-expansion="25" data-type="1" data-color="4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 position-relative m-1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-1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 position-relative m-1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-1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B168];[$HTML.$B$3];[.F168];[$HTML.$C$3];[.H168];[$HTML.$D$3];[.J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id=&quot;table-2-35&quot; data-expansion=&quot;25&quot; data-type=&quot;1&quot; data-color=&quot;4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id="table-2-35" data-expansion="25" data-type="1" data-color="4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 position-relative m-1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-1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 position-relative m-1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-1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B169];[$HTML.$B$3];[.F169];[$HTML.$C$3];[.H169];[$HTML.$D$3];[.J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id=&quot;table-2-36&quot; data-expansion=&quot;25&quot; data-type=&quot;1&quot; data-color=&quot;4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id="table-2-36" data-expansion="25" data-type="1" data-color="4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 position-relative m-1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-1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 position-relative m-1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-1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B170];[$HTML.$B$3];[.F170];[$HTML.$C$3];[.H170];[$HTML.$D$3];[.J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id=&quot;table-2-37&quot; data-expansion=&quot;25&quot; data-type=&quot;1&quot; data-color=&quot;4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id="table-2-37" data-expansion="25" data-type="1" data-color="4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 position-relative m-1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-1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 position-relative m-1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-1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B171];[$HTML.$B$3];[.F171];[$HTML.$C$3];[.H171];[$HTML.$D$3];[.J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id=&quot;table-2-38&quot; data-expansion=&quot;25&quot; data-type=&quot;1&quot; data-color=&quot;40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id="table-2-38" data-expansion="25" data-type="1" data-color="40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 position-relative m-1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-1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 position-relative m-1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-1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B172];[$HTML.$B$3];[.F172];[$HTML.$C$3];[.H172];[$HTML.$D$3];[.J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id=&quot;table-2-39&quot; data-expansion=&quot;25&quot; data-type=&quot;1&quot; data-color=&quot;40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id="table-2-39" data-expansion="25" data-type="1" data-color="40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 position-relative m-1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-1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 position-relative m-1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-1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B173];[$HTML.$B$3];[.F173];[$HTML.$C$3];[.H173];[$HTML.$D$3];[.J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id=&quot;table-2-40&quot; data-expansion=&quot;25&quot; data-type=&quot;1&quot; data-color=&quot;4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id="table-2-40" data-expansion="25" data-type="1" data-color="4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 position-relative m-1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-1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 position-relative m-1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-1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B174];[$HTML.$B$3];[.F174];[$HTML.$C$3];[.H174];[$HTML.$D$3];[.J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id=&quot;table-2-41&quot; data-expansion=&quot;25&quot; data-type=&quot;1&quot; data-color=&quot;4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id="table-2-41" data-expansion="25" data-type="1" data-color="4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 position-relative m-1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-1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 position-relative m-1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-1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B175];[$HTML.$B$3];[.F175];[$HTML.$C$3];[.H175];[$HTML.$D$3];[.J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id=&quot;table-2-42&quot; data-expansion=&quot;25&quot; data-type=&quot;1&quot; data-color=&quot;4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id="table-2-42" data-expansion="25" data-type="1" data-color="4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 position-relative m-1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-1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 position-relative m-1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-1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B176];[$HTML.$B$3];[.F176];[$HTML.$C$3];[.H176];[$HTML.$D$3];[.J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id=&quot;table-2-43&quot; data-expansion=&quot;25&quot; data-type=&quot;1&quot; data-color=&quot;4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id="table-2-43" data-expansion="25" data-type="1" data-color="4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 position-relative m-1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-1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 position-relative m-1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-1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B177];[$HTML.$B$3];[.F177];[$HTML.$C$3];[.H177];[$HTML.$D$3];[.J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id=&quot;table-2-44&quot; data-expansion=&quot;25&quot; data-type=&quot;1&quot; data-color=&quot;4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id="table-2-44" data-expansion="25" data-type="1" data-color="4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 position-relative m-1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-1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 position-relative m-1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-1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B178];[$HTML.$B$3];[.F178];[$HTML.$C$3];[.H178];[$HTML.$D$3];[.J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id=&quot;table-2-45&quot; data-expansion=&quot;25&quot; data-type=&quot;1&quot; data-color=&quot;4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id="table-2-45" data-expansion="25" data-type="1" data-color="4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 position-relative m-1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-1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 position-relative m-1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-1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B179];[$HTML.$B$3];[.F179];[$HTML.$C$3];[.H179];[$HTML.$D$3];[.J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id=&quot;table-2-46&quot; data-expansion=&quot;25&quot; data-type=&quot;1&quot; data-color=&quot;4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id="table-2-46" data-expansion="25" data-type="1" data-color="4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 position-relative m-1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-1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 position-relative m-1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-1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B180];[$HTML.$B$3];[.F180];[$HTML.$C$3];[.H180];[$HTML.$D$3];[.J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id=&quot;table-2-47&quot; data-expansion=&quot;25&quot; data-type=&quot;1&quot; data-color=&quot;4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id="table-2-47" data-expansion="25" data-type="1" data-color="4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 position-relative m-1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-1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 position-relative m-1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-1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B181];[$HTML.$B$3];[.F181];[$HTML.$C$3];[.H181];[$HTML.$D$3];[.J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id=&quot;table-2-48&quot; data-expansion=&quot;25&quot; data-type=&quot;1&quot; data-color=&quot;4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id="table-2-48" data-expansion="25" data-type="1" data-color="4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 position-relative m-1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-1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 position-relative m-1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-1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B182];[$HTML.$B$3];[.F182];[$HTML.$C$3];[.H182];[$HTML.$D$3];[.J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id=&quot;table-2-49&quot; data-expansion=&quot;25&quot; data-type=&quot;2&quot; data-color=&quot;10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id="table-2-49" data-expansion="25" data-type="2" data-color="10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 position-relative m-1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-1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 position-relative m-1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-1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B183];[$HTML.$B$3];[.F183];[$HTML.$C$3];[.H183];[$HTML.$D$3];[.J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id=&quot;table-2-50&quot; data-expansion=&quot;25&quot; data-type=&quot;2&quot; data-color=&quot;1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id="table-2-50" data-expansion="25" data-type="2" data-color="1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 position-relative m-1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-1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 position-relative m-1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-1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B184];[$HTML.$B$3];[.F184];[$HTML.$C$3];[.H184];[$HTML.$D$3];[.J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id=&quot;table-2-51&quot; data-expansion=&quot;25&quot; data-type=&quot;2&quot; data-color=&quot;2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id="table-2-51" data-expansion="25" data-type="2" data-color="2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 position-relative m-1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-1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 position-relative m-1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-1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B185];[$HTML.$B$3];[.F185];[$HTML.$C$3];[.H185];[$HTML.$D$3];[.J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id=&quot;table-2-52&quot; data-expansion=&quot;25&quot; data-type=&quot;2&quot; data-color=&quot;2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id="table-2-52" data-expansion="25" data-type="2" data-color="2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 position-relative m-1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-1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 position-relative m-1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-1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B186];[$HTML.$B$3];[.F186];[$HTML.$C$3];[.H186];[$HTML.$D$3];[.J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id=&quot;table-2-53&quot; data-expansion=&quot;25&quot; data-type=&quot;2&quot; data-color=&quot;3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id="table-2-53" data-expansion="25" data-type="2" data-color="3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 position-relative m-1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-1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 position-relative m-1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-1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B187];[$HTML.$B$3];[.F187];[$HTML.$C$3];[.H187];[$HTML.$D$3];[.J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id=&quot;table-2-54&quot; data-expansion=&quot;25&quot; data-type=&quot;2&quot; data-color=&quot;3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id="table-2-54" data-expansion="25" data-type="2" data-color="3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 position-relative m-1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-1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 position-relative m-1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-1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B188];[$HTML.$B$3];[.F188];[$HTML.$C$3];[.H188];[$HTML.$D$3];[.J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id=&quot;table-2-55&quot; data-expansion=&quot;25&quot; data-type=&quot;2&quot; data-color=&quot;4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id="table-2-55" data-expansion="25" data-type="2" data-color="4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 position-relative m-1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-1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 position-relative m-1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-1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B189];[$HTML.$B$3];[.F189];[$HTML.$C$3];[.H189];[$HTML.$D$3];[.J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id=&quot;table-2-56&quot; data-expansion=&quot;25&quot; data-type=&quot;2&quot; data-color=&quot;4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id="table-2-56" data-expansion="25" data-type="2" data-color="4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 position-relative m-1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-1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 position-relative m-1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-1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B190];[$HTML.$B$3];[.F190];[$HTML.$C$3];[.H190];[$HTML.$D$3];[.J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id=&quot;table-2-57&quot; data-expansion=&quot;25&quot; data-type=&quot;3&quot; data-color=&quot;1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id="table-2-57" data-expansion="25" data-type="3" data-color="1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 position-relative m-1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-1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 position-relative m-1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-1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B191];[$HTML.$B$3];[.F191];[$HTML.$C$3];[.H191];[$HTML.$D$3];[.J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id=&quot;table-2-58&quot; data-expansion=&quot;25&quot; data-type=&quot;3&quot; data-color=&quot;1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id="table-2-58" data-expansion="25" data-type="3" data-color="1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 position-relative m-1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-1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 position-relative m-1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-1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B192];[$HTML.$B$3];[.F192];[$HTML.$C$3];[.H192];[$HTML.$D$3];[.J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id=&quot;table-2-59&quot; data-expansion=&quot;25&quot; data-type=&quot;3&quot; data-color=&quot;1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id="table-2-59" data-expansion="25" data-type="3" data-color="1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 position-relative m-1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-1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 position-relative m-1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-1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B193];[$HTML.$B$3];[.F193];[$HTML.$C$3];[.H193];[$HTML.$D$3];[.J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id=&quot;table-2-60&quot; data-expansion=&quot;25&quot; data-type=&quot;3&quot; data-color=&quot;2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id="table-2-60" data-expansion="25" data-type="3" data-color="2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 position-relative m-1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-1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 position-relative m-1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-1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B194];[$HTML.$B$3];[.F194];[$HTML.$C$3];[.H194];[$HTML.$D$3];[.J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id=&quot;table-2-61&quot; data-expansion=&quot;25&quot; data-type=&quot;3&quot; data-color=&quot;2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id="table-2-61" data-expansion="25" data-type="3" data-color="2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 position-relative m-1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-1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 position-relative m-1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-1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B195];[$HTML.$B$3];[.F195];[$HTML.$C$3];[.H195];[$HTML.$D$3];[.J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id=&quot;table-2-62&quot; data-expansion=&quot;25&quot; data-type=&quot;3&quot; data-color=&quot;2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id="table-2-62" data-expansion="25" data-type="3" data-color="2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 position-relative m-1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-1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 position-relative m-1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-1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B196];[$HTML.$B$3];[.F196];[$HTML.$C$3];[.H196];[$HTML.$D$3];[.J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id=&quot;table-2-63&quot; data-expansion=&quot;25&quot; data-type=&quot;3&quot; data-color=&quot;3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id="table-2-63" data-expansion="25" data-type="3" data-color="3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 position-relative m-1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-1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 position-relative m-1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-1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B197];[$HTML.$B$3];[.F197];[$HTML.$C$3];[.H197];[$HTML.$D$3];[.J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id=&quot;table-2-64&quot; data-expansion=&quot;25&quot; data-type=&quot;3&quot; data-color=&quot;3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id="table-2-64" data-expansion="25" data-type="3" data-color="3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 position-relative m-1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-1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 position-relative m-1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-1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B198];[$HTML.$B$3];[.F198];[$HTML.$C$3];[.H198];[$HTML.$D$3];[.J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id=&quot;table-2-65&quot; data-expansion=&quot;25&quot; data-type=&quot;3&quot; data-color=&quot;3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id="table-2-65" data-expansion="25" data-type="3" data-color="3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 position-relative m-1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-1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 position-relative m-1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-1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B199];[$HTML.$B$3];[.F199];[$HTML.$C$3];[.H199];[$HTML.$D$3];[.J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id=&quot;table-2-66&quot; data-expansion=&quot;25&quot; data-type=&quot;3&quot; data-color=&quot;4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id="table-2-66" data-expansion="25" data-type="3" data-color="4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 position-relative m-1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-1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 position-relative m-1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-1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B200];[$HTML.$B$3];[.F200];[$HTML.$C$3];[.H200];[$HTML.$D$3];[.J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id=&quot;table-2-67&quot; data-expansion=&quot;25&quot; data-type=&quot;3&quot; data-color=&quot;4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id="table-2-67" data-expansion="25" data-type="3" data-color="4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 position-relative m-1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-1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 position-relative m-1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-1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B201];[$HTML.$B$3];[.F201];[$HTML.$C$3];[.H201];[$HTML.$D$3];[.J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id=&quot;table-2-68&quot; data-expansion=&quot;25&quot; data-type=&quot;3&quot; data-color=&quot;4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id="table-2-68" data-expansion="25" data-type="3" data-color="4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 position-relative m-1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-1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 position-relative m-1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-1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B202];[$HTML.$B$3];[.F202];[$HTML.$C$3];[.H202];[$HTML.$D$3];[.J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id=&quot;table-2-69&quot; data-expansion=&quot;25&quot; data-type=&quot;3&quot; data-color=&quot;4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id="table-2-69" data-expansion="25" data-type="3" data-color="4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 position-relative m-1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-1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 position-relative m-1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-1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B203];[$HTML.$B$3];[.F203];[$HTML.$C$3];[.H203];[$HTML.$D$3];[.J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id=&quot;table-2-70&quot; data-expansion=&quot;25&quot; data-type=&quot;3&quot; data-color=&quot;4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id="table-2-70" data-expansion="25" data-type="3" data-color="4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 position-relative m-1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-1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 position-relative m-1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-1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B204];[$HTML.$B$3];[.F204];[$HTML.$C$3];[.H204];[$HTML.$D$3];[.J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id=&quot;table-2-71&quot; data-expansion=&quot;25&quot; data-type=&quot;3&quot; data-color=&quot;4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id="table-2-71" data-expansion="25" data-type="3" data-color="4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 position-relative m-1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-1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 position-relative m-1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-1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B205];[$HTML.$B$3];[.F205];[$HTML.$C$3];[.H205];[$HTML.$D$3];[.J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id=&quot;table-2-72&quot; data-expansion=&quot;25&quot; data-type=&quot;4&quot; data-color=&quot;4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id="table-2-72" data-expansion="25" data-type="4" data-color="4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 position-relative m-1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-1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 position-relative m-1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-1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B206];[$HTML.$B$3];[.F206];[$HTML.$C$3];[.H206];[$HTML.$D$3];[.J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id=&quot;table-2-73&quot; data-expansion=&quot;25&quot; data-type=&quot;4&quot; data-color=&quot;4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id="table-2-73" data-expansion="25" data-type="4" data-color="4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 position-relative m-1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-1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 position-relative m-1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-1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B207];[$HTML.$B$3];[.F207];[$HTML.$C$3];[.H207];[$HTML.$D$3];[.J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id=&quot;table-2-74&quot; data-expansion=&quot;25&quot; data-type=&quot;4&quot; data-color=&quot;4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id="table-2-74" data-expansion="25" data-type="4" data-color="4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 position-relative m-1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-1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 position-relative m-1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-1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B208];[$HTML.$B$3];[.F208];[$HTML.$C$3];[.H208];[$HTML.$D$3];[.J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id=&quot;table-2-75&quot; data-expansion=&quot;25&quot; data-type=&quot;4&quot; data-color=&quot;15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id="table-2-75" data-expansion="25" data-type="4" data-color="15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 position-relative m-1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-1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 position-relative m-1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-1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B209];[$HTML.$B$3];[.F209];[$HTML.$C$3];[.H209];[$HTML.$D$3];[.J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id=&quot;table-2-76&quot; data-expansion=&quot;25&quot; data-type=&quot;4&quot; data-color=&quot;25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id="table-2-76" data-expansion="25" data-type="4" data-color="25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 position-relative m-1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-1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 position-relative m-1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-1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B210];[$HTML.$B$3];[.F210];[$HTML.$C$3];[.H210];[$HTML.$D$3];[.J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id=&quot;table-2-77&quot; data-expansion=&quot;25&quot; data-type=&quot;4&quot; data-color=&quot;35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id="table-2-77" data-expansion="25" data-type="4" data-color="35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 position-relative m-1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-1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 position-relative m-1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-1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B211];[$HTML.$B$3];[.F211];[$HTML.$C$3];[.H211];[$HTML.$D$3];[.J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id=&quot;table-2-78&quot; data-expansion=&quot;25&quot; data-type=&quot;4&quot; data-color=&quot;15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id="table-2-78" data-expansion="25" data-type="4" data-color="15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 position-relative m-1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-1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 position-relative m-1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-1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B212];[$HTML.$B$3];[.F212];[$HTML.$C$3];[.H212];[$HTML.$D$3];[.J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id=&quot;table-2-79&quot; data-expansion=&quot;25&quot; data-type=&quot;4&quot; data-color=&quot;25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id="table-2-79" data-expansion="25" data-type="4" data-color="25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 position-relative m-1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-1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 position-relative m-1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-1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B213];[$HTML.$B$3];[.F213];[$HTML.$C$3];[.H213];[$HTML.$D$3];[.J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id=&quot;table-2-80&quot; data-expansion=&quot;25&quot; data-type=&quot;4&quot; data-color=&quot;35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id="table-2-80" data-expansion="25" data-type="4" data-color="35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 position-relative m-1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-1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 position-relative m-1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-1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B214];[$HTML.$B$3];[.F214];[$HTML.$C$3];[.H214];[$HTML.$D$3];[.J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id=&quot;table-P-1&quot; data-expansion=&quot;30&quot; data-type=&quot;1&quot; data-color=&quot;5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id="table-P-1" data-expansion="30" data-type="1" data-color="5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 position-relative m-1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-1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 position-relative m-1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-1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B215];[$HTML.$B$3];[.F215];[$HTML.$C$3];[.H215];[$HTML.$D$3];[.J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id=&quot;table-P-2&quot; data-expansion=&quot;30&quot; data-type=&quot;1&quot; data-color=&quot;5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id="table-P-2" data-expansion="30" data-type="1" data-color="5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 position-relative m-1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-1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 position-relative m-1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-1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B216];[$HTML.$B$3];[.F216];[$HTML.$C$3];[.H216];[$HTML.$D$3];[.J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id=&quot;table-P-3&quot; data-expansion=&quot;30&quot; data-type=&quot;1&quot; data-color=&quot;5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id="table-P-3" data-expansion="30" data-type="1" data-color="5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 position-relative m-1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-1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 position-relative m-1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-1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B217];[$HTML.$B$3];[.F217];[$HTML.$C$3];[.H217];[$HTML.$D$3];[.J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id=&quot;table-P-4&quot; data-expansion=&quot;30&quot; data-type=&quot;1&quot; data-color=&quot;5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id="table-P-4" data-expansion="30" data-type="1" data-color="5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 position-relative m-1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-1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 position-relative m-1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-1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B218];[$HTML.$B$3];[.F218];[$HTML.$C$3];[.H218];[$HTML.$D$3];[.J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id=&quot;table-P-5&quot; data-expansion=&quot;30&quot; data-type=&quot;1&quot; data-color=&quot;5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id="table-P-5" data-expansion="30" data-type="1" data-color="5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 position-relative m-1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-1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 position-relative m-1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-1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B219];[$HTML.$B$3];[.F219];[$HTML.$C$3];[.H219];[$HTML.$D$3];[.J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id=&quot;table-P-6&quot; data-expansion=&quot;30&quot; data-type=&quot;1&quot; data-color=&quot;5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id="table-P-6" data-expansion="30" data-type="1" data-color="5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 position-relative m-1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-1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 position-relative m-1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-1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B220];[$HTML.$B$3];[.F220];[$HTML.$C$3];[.H220];[$HTML.$D$3];[.J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id=&quot;table-P-7&quot; data-expansion=&quot;30&quot; data-type=&quot;1&quot; data-color=&quot;5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id="table-P-7" data-expansion="30" data-type="1" data-color="5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 position-relative m-1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-1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 position-relative m-1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-1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B221];[$HTML.$B$3];[.F221];[$HTML.$C$3];[.H221];[$HTML.$D$3];[.J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id=&quot;table-P-8&quot; data-expansion=&quot;30&quot; data-type=&quot;1&quot; data-color=&quot;5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id="table-P-8" data-expansion="30" data-type="1" data-color="5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 position-relative m-1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-1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 position-relative m-1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-1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B222];[$HTML.$B$3];[.F222];[$HTML.$C$3];[.H222];[$HTML.$D$3];[.J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id=&quot;table-P-9&quot; data-expansion=&quot;30&quot; data-type=&quot;2&quot; data-color=&quot;5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id="table-P-9" data-expansion="30" data-type="2" data-color="5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 position-relative m-1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-1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 position-relative m-1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-1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B223];[$HTML.$B$3];[.F223];[$HTML.$C$3];[.H223];[$HTML.$D$3];[.J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id=&quot;table-P-10&quot; data-expansion=&quot;30&quot; data-type=&quot;2&quot; data-color=&quot;5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id="table-P-10" data-expansion="30" data-type="2" data-color="5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 position-relative m-1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-1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 position-relative m-1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-1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B224];[$HTML.$B$3];[.F224];[$HTML.$C$3];[.H224];[$HTML.$D$3];[.J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id=&quot;table-P-11&quot; data-expansion=&quot;30&quot; data-type=&quot;3&quot; data-color=&quot;5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id="table-P-11" data-expansion="30" data-type="3" data-color="5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 position-relative m-1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-1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 position-relative m-1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-1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B225];[$HTML.$B$3];[.F225];[$HTML.$C$3];[.H225];[$HTML.$D$3];[.J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id=&quot;table-P-12&quot; data-expansion=&quot;30&quot; data-type=&quot;3&quot; data-color=&quot;5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id="table-P-12" data-expansion="30" data-type="3" data-color="5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 position-relative m-1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-1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 position-relative m-1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-1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B226];[$HTML.$B$3];[.F226];[$HTML.$C$3];[.H226];[$HTML.$D$3];[.J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id=&quot;table-P-13&quot; data-expansion=&quot;30&quot; data-type=&quot;4&quot; data-color=&quot;5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id="table-P-13" data-expansion="30" data-type="4" data-color="5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 position-relative m-1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-1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 position-relative m-1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-1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B227];[$HTML.$B$3];[.F227];[$HTML.$C$3];[.H227];[$HTML.$D$3];[.J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id=&quot;table-P-14&quot; data-expansion=&quot;30&quot; data-type=&quot;4&quot; data-color=&quot;5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id="table-P-14" data-expansion="30" data-type="4" data-color="5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 position-relative m-1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-1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 position-relative m-1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-1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B228];[$HTML.$B$3];[.F228];[$HTML.$C$3];[.H228];[$HTML.$D$3];[.J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id=&quot;table-P-15&quot; data-expansion=&quot;30&quot; data-type=&quot;4&quot; data-color=&quot;5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id="table-P-15" data-expansion="30" data-type="4" data-color="5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 position-relative m-1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-1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 position-relative m-1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-1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B229];[$HTML.$B$3];[.F229];[$HTML.$C$3];[.H229];[$HTML.$D$3];[.J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id=&quot;table-P-16&quot; data-expansion=&quot;30&quot; data-type=&quot;4&quot; data-color=&quot;5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id="table-P-16" data-expansion="30" data-type="4" data-color="5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 position-relative m-1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-1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 position-relative m-1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-1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B230];[$HTML.$B$3];[.F230];[$HTML.$C$3];[.H230];[$HTML.$D$3];[.J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id=&quot;table-3-1&quot; data-expansion=&quot;35&quot; data-type=&quot;1&quot; data-color=&quot;1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id="table-3-1" data-expansion="35" data-type="1" data-color="1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 position-relative m-1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-1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 position-relative m-1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-1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B231];[$HTML.$B$3];[.F231];[$HTML.$C$3];[.H231];[$HTML.$D$3];[.J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id=&quot;table-3-2&quot; data-expansion=&quot;35&quot; data-type=&quot;1&quot; data-color=&quot;1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id="table-3-2" data-expansion="35" data-type="1" data-color="1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 position-relative m-1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-1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 position-relative m-1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-1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B232];[$HTML.$B$3];[.F232];[$HTML.$C$3];[.H232];[$HTML.$D$3];[.J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id=&quot;table-3-3&quot; data-expansion=&quot;35&quot; data-type=&quot;1&quot; data-color=&quot;2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id="table-3-3" data-expansion="35" data-type="1" data-color="2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 position-relative m-1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-1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 position-relative m-1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-1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B233];[$HTML.$B$3];[.F233];[$HTML.$C$3];[.H233];[$HTML.$D$3];[.J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id=&quot;table-3-4&quot; data-expansion=&quot;35&quot; data-type=&quot;1&quot; data-color=&quot;2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id="table-3-4" data-expansion="35" data-type="1" data-color="2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 position-relative m-1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-1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 position-relative m-1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-1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B234];[$HTML.$B$3];[.F234];[$HTML.$C$3];[.H234];[$HTML.$D$3];[.J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id=&quot;table-3-5&quot; data-expansion=&quot;35&quot; data-type=&quot;1&quot; data-color=&quot;30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id="table-3-5" data-expansion="35" data-type="1" data-color="30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 position-relative m-1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-1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 position-relative m-1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-1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B235];[$HTML.$B$3];[.F235];[$HTML.$C$3];[.H235];[$HTML.$D$3];[.J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id=&quot;table-3-6&quot; data-expansion=&quot;35&quot; data-type=&quot;1&quot; data-color=&quot;3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id="table-3-6" data-expansion="35" data-type="1" data-color="3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 position-relative m-1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-1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 position-relative m-1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-1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B236];[$HTML.$B$3];[.F236];[$HTML.$C$3];[.H236];[$HTML.$D$3];[.J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id=&quot;table-3-7&quot; data-expansion=&quot;35&quot; data-type=&quot;1&quot; data-color=&quot;40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id="table-3-7" data-expansion="35" data-type="1" data-color="40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 position-relative m-1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-1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 position-relative m-1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-1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B237];[$HTML.$B$3];[.F237];[$HTML.$C$3];[.H237];[$HTML.$D$3];[.J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id=&quot;table-3-8&quot; data-expansion=&quot;35&quot; data-type=&quot;1&quot; data-color=&quot;40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id="table-3-8" data-expansion="35" data-type="1" data-color="40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 position-relative m-1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-1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 position-relative m-1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-1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B238];[$HTML.$B$3];[.F238];[$HTML.$C$3];[.H238];[$HTML.$D$3];[.J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id=&quot;table-3-9&quot; data-expansion=&quot;35&quot; data-type=&quot;1&quot; data-color=&quot;5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id="table-3-9" data-expansion="35" data-type="1" data-color="5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 position-relative m-1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-1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 position-relative m-1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-1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B239];[$HTML.$B$3];[.F239];[$HTML.$C$3];[.H239];[$HTML.$D$3];[.J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id=&quot;table-3-10&quot; data-expansion=&quot;35&quot; data-type=&quot;1&quot; data-color=&quot;5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id="table-3-10" data-expansion="35" data-type="1" data-color="5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 position-relative m-1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-1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 position-relative m-1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-1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B240];[$HTML.$B$3];[.F240];[$HTML.$C$3];[.H240];[$HTML.$D$3];[.J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id=&quot;table-3-11&quot; data-expansion=&quot;35&quot; data-type=&quot;1&quot; data-color=&quot;1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id="table-3-11" data-expansion="35" data-type="1" data-color="1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 position-relative m-1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-1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 position-relative m-1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-1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B241];[$HTML.$B$3];[.F241];[$HTML.$C$3];[.H241];[$HTML.$D$3];[.J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id=&quot;table-3-12&quot; data-expansion=&quot;35&quot; data-type=&quot;1&quot; data-color=&quot;1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id="table-3-12" data-expansion="35" data-type="1" data-color="1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 position-relative m-1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-1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 position-relative m-1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-1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B242];[$HTML.$B$3];[.F242];[$HTML.$C$3];[.H242];[$HTML.$D$3];[.J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id=&quot;table-3-13&quot; data-expansion=&quot;35&quot; data-type=&quot;1&quot; data-color=&quot;1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id="table-3-13" data-expansion="35" data-type="1" data-color="1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 position-relative m-1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-1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 position-relative m-1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-1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B243];[$HTML.$B$3];[.F243];[$HTML.$C$3];[.H243];[$HTML.$D$3];[.J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id=&quot;table-3-14&quot; data-expansion=&quot;35&quot; data-type=&quot;1&quot; data-color=&quot;1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id="table-3-14" data-expansion="35" data-type="1" data-color="1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 position-relative m-1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-1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 position-relative m-1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-1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B244];[$HTML.$B$3];[.F244];[$HTML.$C$3];[.H244];[$HTML.$D$3];[.J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id=&quot;table-3-15&quot; data-expansion=&quot;35&quot; data-type=&quot;1&quot; data-color=&quot;1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id="table-3-15" data-expansion="35" data-type="1" data-color="1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 position-relative m-1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-1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 position-relative m-1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-1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B245];[$HTML.$B$3];[.F245];[$HTML.$C$3];[.H245];[$HTML.$D$3];[.J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id=&quot;table-3-16&quot; data-expansion=&quot;35&quot; data-type=&quot;1&quot; data-color=&quot;1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id="table-3-16" data-expansion="35" data-type="1" data-color="1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 position-relative m-1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-1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 position-relative m-1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-1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B246];[$HTML.$B$3];[.F246];[$HTML.$C$3];[.H246];[$HTML.$D$3];[.J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id=&quot;table-3-17&quot; data-expansion=&quot;35&quot; data-type=&quot;1&quot; data-color=&quot;10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id="table-3-17" data-expansion="35" data-type="1" data-color="10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 position-relative m-1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-1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 position-relative m-1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-1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B247];[$HTML.$B$3];[.F247];[$HTML.$C$3];[.H247];[$HTML.$D$3];[.J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id=&quot;table-3-18&quot; data-expansion=&quot;35&quot; data-type=&quot;1&quot; data-color=&quot;1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id="table-3-18" data-expansion="35" data-type="1" data-color="1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 position-relative m-1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-1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 position-relative m-1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-1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B248];[$HTML.$B$3];[.F248];[$HTML.$C$3];[.H248];[$HTML.$D$3];[.J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id=&quot;table-3-19&quot; data-expansion=&quot;35&quot; data-type=&quot;1&quot; data-color=&quot;2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id="table-3-19" data-expansion="35" data-type="1" data-color="2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 position-relative m-1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-1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 position-relative m-1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-1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B249];[$HTML.$B$3];[.F249];[$HTML.$C$3];[.H249];[$HTML.$D$3];[.J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id=&quot;table-3-20&quot; data-expansion=&quot;35&quot; data-type=&quot;1&quot; data-color=&quot;20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id="table-3-20" data-expansion="35" data-type="1" data-color="20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 position-relative m-1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-1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 position-relative m-1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-1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B250];[$HTML.$B$3];[.F250];[$HTML.$C$3];[.H250];[$HTML.$D$3];[.J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id=&quot;table-3-21&quot; data-expansion=&quot;35&quot; data-type=&quot;1&quot; data-color=&quot;2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id="table-3-21" data-expansion="35" data-type="1" data-color="2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 position-relative m-1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-1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 position-relative m-1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-1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B251];[$HTML.$B$3];[.F251];[$HTML.$C$3];[.H251];[$HTML.$D$3];[.J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id=&quot;table-3-22&quot; data-expansion=&quot;35&quot; data-type=&quot;1&quot; data-color=&quot;20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id="table-3-22" data-expansion="35" data-type="1" data-color="20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 position-relative m-1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-1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 position-relative m-1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-1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B252];[$HTML.$B$3];[.F252];[$HTML.$C$3];[.H252];[$HTML.$D$3];[.J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id=&quot;table-3-23&quot; data-expansion=&quot;35&quot; data-type=&quot;1&quot; data-color=&quot;2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id="table-3-23" data-expansion="35" data-type="1" data-color="2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 position-relative m-1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-1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 position-relative m-1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-1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B253];[$HTML.$B$3];[.F253];[$HTML.$C$3];[.H253];[$HTML.$D$3];[.J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id=&quot;table-3-24&quot; data-expansion=&quot;35&quot; data-type=&quot;1&quot; data-color=&quot;2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id="table-3-24" data-expansion="35" data-type="1" data-color="2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 position-relative m-1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-1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 position-relative m-1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-1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B254];[$HTML.$B$3];[.F254];[$HTML.$C$3];[.H254];[$HTML.$D$3];[.J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id=&quot;table-3-25&quot; data-expansion=&quot;35&quot; data-type=&quot;1&quot; data-color=&quot;20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id="table-3-25" data-expansion="35" data-type="1" data-color="20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 position-relative m-1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-1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 position-relative m-1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-1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B255];[$HTML.$B$3];[.F255];[$HTML.$C$3];[.H255];[$HTML.$D$3];[.J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id=&quot;table-3-26&quot; data-expansion=&quot;35&quot; data-type=&quot;1&quot; data-color=&quot;20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id="table-3-26" data-expansion="35" data-type="1" data-color="20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 position-relative m-1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-1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 position-relative m-1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-1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B256];[$HTML.$B$3];[.F256];[$HTML.$C$3];[.H256];[$HTML.$D$3];[.J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id=&quot;table-3-27&quot; data-expansion=&quot;35&quot; data-type=&quot;1&quot; data-color=&quot;30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id="table-3-27" data-expansion="35" data-type="1" data-color="30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 position-relative m-1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-1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 position-relative m-1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-1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B257];[$HTML.$B$3];[.F257];[$HTML.$C$3];[.H257];[$HTML.$D$3];[.J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id=&quot;table-3-28&quot; data-expansion=&quot;35&quot; data-type=&quot;1&quot; data-color=&quot;30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id="table-3-28" data-expansion="35" data-type="1" data-color="30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 position-relative m-1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-1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 position-relative m-1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-1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B258];[$HTML.$B$3];[.F258];[$HTML.$C$3];[.H258];[$HTML.$D$3];[.J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id=&quot;table-3-29&quot; data-expansion=&quot;35&quot; data-type=&quot;1&quot; data-color=&quot;3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id="table-3-29" data-expansion="35" data-type="1" data-color="3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 position-relative m-1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-1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 position-relative m-1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-1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B259];[$HTML.$B$3];[.F259];[$HTML.$C$3];[.H259];[$HTML.$D$3];[.J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id=&quot;table-3-30&quot; data-expansion=&quot;35&quot; data-type=&quot;1&quot; data-color=&quot;30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id="table-3-30" data-expansion="35" data-type="1" data-color="30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 position-relative m-1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-1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 position-relative m-1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-1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B260];[$HTML.$B$3];[.F260];[$HTML.$C$3];[.H260];[$HTML.$D$3];[.J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id=&quot;table-3-31&quot; data-expansion=&quot;35&quot; data-type=&quot;1&quot; data-color=&quot;30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id="table-3-31" data-expansion="35" data-type="1" data-color="30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 position-relative m-1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-1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 position-relative m-1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-1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B261];[$HTML.$B$3];[.F261];[$HTML.$C$3];[.H261];[$HTML.$D$3];[.J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id=&quot;table-3-32&quot; data-expansion=&quot;35&quot; data-type=&quot;1&quot; data-color=&quot;3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id="table-3-32" data-expansion="35" data-type="1" data-color="3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 position-relative m-1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-1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 position-relative m-1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-1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B262];[$HTML.$B$3];[.F262];[$HTML.$C$3];[.H262];[$HTML.$D$3];[.J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id=&quot;table-3-33&quot; data-expansion=&quot;35&quot; data-type=&quot;1&quot; data-color=&quot;3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id="table-3-33" data-expansion="35" data-type="1" data-color="3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 position-relative m-1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-1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 position-relative m-1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-1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B263];[$HTML.$B$3];[.F263];[$HTML.$C$3];[.H263];[$HTML.$D$3];[.J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id=&quot;table-3-34&quot; data-expansion=&quot;35&quot; data-type=&quot;1&quot; data-color=&quot;3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id="table-3-34" data-expansion="35" data-type="1" data-color="3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 position-relative m-1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-1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 position-relative m-1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-1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B264];[$HTML.$B$3];[.F264];[$HTML.$C$3];[.H264];[$HTML.$D$3];[.J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id=&quot;table-3-35&quot; data-expansion=&quot;35&quot; data-type=&quot;1&quot; data-color=&quot;4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id="table-3-35" data-expansion="35" data-type="1" data-color="4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 position-relative m-1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-1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 position-relative m-1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-1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B265];[$HTML.$B$3];[.F265];[$HTML.$C$3];[.H265];[$HTML.$D$3];[.J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id=&quot;table-3-36&quot; data-expansion=&quot;35&quot; data-type=&quot;1&quot; data-color=&quot;4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id="table-3-36" data-expansion="35" data-type="1" data-color="4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 position-relative m-1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-1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 position-relative m-1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-1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B266];[$HTML.$B$3];[.F266];[$HTML.$C$3];[.H266];[$HTML.$D$3];[.J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id=&quot;table-3-37&quot; data-expansion=&quot;35&quot; data-type=&quot;1&quot; data-color=&quot;4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id="table-3-37" data-expansion="35" data-type="1" data-color="4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 position-relative m-1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-1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 position-relative m-1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-1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B267];[$HTML.$B$3];[.F267];[$HTML.$C$3];[.H267];[$HTML.$D$3];[.J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id=&quot;table-3-38&quot; data-expansion=&quot;35&quot; data-type=&quot;1&quot; data-color=&quot;4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id="table-3-38" data-expansion="35" data-type="1" data-color="4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 position-relative m-1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-1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 position-relative m-1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-1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B268];[$HTML.$B$3];[.F268];[$HTML.$C$3];[.H268];[$HTML.$D$3];[.J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id=&quot;table-3-39&quot; data-expansion=&quot;35&quot; data-type=&quot;1&quot; data-color=&quot;4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id="table-3-39" data-expansion="35" data-type="1" data-color="4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 position-relative m-1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-1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 position-relative m-1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-1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B269];[$HTML.$B$3];[.F269];[$HTML.$C$3];[.H269];[$HTML.$D$3];[.J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id=&quot;table-3-40&quot; data-expansion=&quot;35&quot; data-type=&quot;1&quot; data-color=&quot;4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id="table-3-40" data-expansion="35" data-type="1" data-color="4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 position-relative m-1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-1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 position-relative m-1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-1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B270];[$HTML.$B$3];[.F270];[$HTML.$C$3];[.H270];[$HTML.$D$3];[.J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id=&quot;table-3-41&quot; data-expansion=&quot;35&quot; data-type=&quot;1&quot; data-color=&quot;4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id="table-3-41" data-expansion="35" data-type="1" data-color="4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 position-relative m-1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-1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 position-relative m-1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-1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B271];[$HTML.$B$3];[.F271];[$HTML.$C$3];[.H271];[$HTML.$D$3];[.J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id=&quot;table-3-42&quot; data-expansion=&quot;35&quot; data-type=&quot;1&quot; data-color=&quot;40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id="table-3-42" data-expansion="35" data-type="1" data-color="40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 position-relative m-1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-1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 position-relative m-1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-1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B272];[$HTML.$B$3];[.F272];[$HTML.$C$3];[.H272];[$HTML.$D$3];[.J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id=&quot;table-3-43&quot; data-expansion=&quot;35&quot; data-type=&quot;1&quot; data-color=&quot;5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id="table-3-43" data-expansion="35" data-type="1" data-color="5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 position-relative m-1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-1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 position-relative m-1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-1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B273];[$HTML.$B$3];[.F273];[$HTML.$C$3];[.H273];[$HTML.$D$3];[.J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id=&quot;table-3-44&quot; data-expansion=&quot;35&quot; data-type=&quot;1&quot; data-color=&quot;5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id="table-3-44" data-expansion="35" data-type="1" data-color="5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 position-relative m-1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-1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 position-relative m-1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-1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B274];[$HTML.$B$3];[.F274];[$HTML.$C$3];[.H274];[$HTML.$D$3];[.J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id=&quot;table-3-45&quot; data-expansion=&quot;35&quot; data-type=&quot;1&quot; data-color=&quot;5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id="table-3-45" data-expansion="35" data-type="1" data-color="5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 position-relative m-1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-1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 position-relative m-1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-1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B275];[$HTML.$B$3];[.F275];[$HTML.$C$3];[.H275];[$HTML.$D$3];[.J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id=&quot;table-3-46&quot; data-expansion=&quot;35&quot; data-type=&quot;1&quot; data-color=&quot;5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id="table-3-46" data-expansion="35" data-type="1" data-color="5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 position-relative m-1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-1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 position-relative m-1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-1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B276];[$HTML.$B$3];[.F276];[$HTML.$C$3];[.H276];[$HTML.$D$3];[.J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id=&quot;table-3-47&quot; data-expansion=&quot;35&quot; data-type=&quot;1&quot; data-color=&quot;5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id="table-3-47" data-expansion="35" data-type="1" data-color="5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 position-relative m-1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-1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 position-relative m-1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-1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B277];[$HTML.$B$3];[.F277];[$HTML.$C$3];[.H277];[$HTML.$D$3];[.J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id=&quot;table-3-48&quot; data-expansion=&quot;35&quot; data-type=&quot;1&quot; data-color=&quot;50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id="table-3-48" data-expansion="35" data-type="1" data-color="50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 position-relative m-1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-1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 position-relative m-1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-1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B278];[$HTML.$B$3];[.F278];[$HTML.$C$3];[.H278];[$HTML.$D$3];[.J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id=&quot;table-3-49&quot; data-expansion=&quot;35&quot; data-type=&quot;1&quot; data-color=&quot;50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id="table-3-49" data-expansion="35" data-type="1" data-color="50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 position-relative m-1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-1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 position-relative m-1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-1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B279];[$HTML.$B$3];[.F279];[$HTML.$C$3];[.H279];[$HTML.$D$3];[.J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id=&quot;table-3-50&quot; data-expansion=&quot;35&quot; data-type=&quot;1&quot; data-color=&quot;5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id="table-3-50" data-expansion="35" data-type="1" data-color="5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 position-relative m-1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-1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 position-relative m-1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-1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B280];[$HTML.$B$3];[.F280];[$HTML.$C$3];[.H280];[$HTML.$D$3];[.J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id=&quot;table-3-51&quot; data-expansion=&quot;35&quot; data-type=&quot;2&quot; data-color=&quot;1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id="table-3-51" data-expansion="35" data-type="2" data-color="1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 position-relative m-1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-1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 position-relative m-1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-1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B281];[$HTML.$B$3];[.F281];[$HTML.$C$3];[.H281];[$HTML.$D$3];[.J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id=&quot;table-3-52&quot; data-expansion=&quot;35&quot; data-type=&quot;2&quot; data-color=&quot;1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id="table-3-52" data-expansion="35" data-type="2" data-color="1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 position-relative m-1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-1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 position-relative m-1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-1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B282];[$HTML.$B$3];[.F282];[$HTML.$C$3];[.H282];[$HTML.$D$3];[.J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id=&quot;table-3-53&quot; data-expansion=&quot;35&quot; data-type=&quot;2&quot; data-color=&quot;2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id="table-3-53" data-expansion="35" data-type="2" data-color="2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 position-relative m-1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-1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 position-relative m-1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-1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B283];[$HTML.$B$3];[.F283];[$HTML.$C$3];[.H283];[$HTML.$D$3];[.J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id=&quot;table-3-54&quot; data-expansion=&quot;35&quot; data-type=&quot;2&quot; data-color=&quot;2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id="table-3-54" data-expansion="35" data-type="2" data-color="2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 position-relative m-1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-1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 position-relative m-1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-1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B284];[$HTML.$B$3];[.F284];[$HTML.$C$3];[.H284];[$HTML.$D$3];[.J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id=&quot;table-3-55&quot; data-expansion=&quot;35&quot; data-type=&quot;2&quot; data-color=&quot;3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id="table-3-55" data-expansion="35" data-type="2" data-color="3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 position-relative m-1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-1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 position-relative m-1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-1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B285];[$HTML.$B$3];[.F285];[$HTML.$C$3];[.H285];[$HTML.$D$3];[.J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id=&quot;table-3-56&quot; data-expansion=&quot;35&quot; data-type=&quot;2&quot; data-color=&quot;3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id="table-3-56" data-expansion="35" data-type="2" data-color="3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 position-relative m-1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-1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 position-relative m-1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-1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B286];[$HTML.$B$3];[.F286];[$HTML.$C$3];[.H286];[$HTML.$D$3];[.J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id=&quot;table-3-57&quot; data-expansion=&quot;35&quot; data-type=&quot;2&quot; data-color=&quot;4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id="table-3-57" data-expansion="35" data-type="2" data-color="4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 position-relative m-1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-1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 position-relative m-1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-1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B287];[$HTML.$B$3];[.F287];[$HTML.$C$3];[.H287];[$HTML.$D$3];[.J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id=&quot;table-3-58&quot; data-expansion=&quot;35&quot; data-type=&quot;2&quot; data-color=&quot;4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id="table-3-58" data-expansion="35" data-type="2" data-color="4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 position-relative m-1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-1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 position-relative m-1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-1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B288];[$HTML.$B$3];[.F288];[$HTML.$C$3];[.H288];[$HTML.$D$3];[.J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id=&quot;table-3-59&quot; data-expansion=&quot;35&quot; data-type=&quot;2&quot; data-color=&quot;5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id="table-3-59" data-expansion="35" data-type="2" data-color="5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 position-relative m-1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-1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 position-relative m-1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-1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B289];[$HTML.$B$3];[.F289];[$HTML.$C$3];[.H289];[$HTML.$D$3];[.J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id=&quot;table-3-60&quot; data-expansion=&quot;35&quot; data-type=&quot;2&quot; data-color=&quot;5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id="table-3-60" data-expansion="35" data-type="2" data-color="5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 position-relative m-1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-1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 position-relative m-1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-1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B290];[$HTML.$B$3];[.F290];[$HTML.$C$3];[.H290];[$HTML.$D$3];[.J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id=&quot;table-3-61&quot; data-expansion=&quot;35&quot; data-type=&quot;3&quot; data-color=&quot;1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id="table-3-61" data-expansion="35" data-type="3" data-color="1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 position-relative m-1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-1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 position-relative m-1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-1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B291];[$HTML.$B$3];[.F291];[$HTML.$C$3];[.H291];[$HTML.$D$3];[.J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id=&quot;table-3-62&quot; data-expansion=&quot;35&quot; data-type=&quot;3&quot; data-color=&quot;1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id="table-3-62" data-expansion="35" data-type="3" data-color="1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 position-relative m-1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-1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 position-relative m-1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-1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B292];[$HTML.$B$3];[.F292];[$HTML.$C$3];[.H292];[$HTML.$D$3];[.J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id=&quot;table-3-63&quot; data-expansion=&quot;35&quot; data-type=&quot;3&quot; data-color=&quot;2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id="table-3-63" data-expansion="35" data-type="3" data-color="2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 position-relative m-1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-1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 position-relative m-1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-1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B293];[$HTML.$B$3];[.F293];[$HTML.$C$3];[.H293];[$HTML.$D$3];[.J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id=&quot;table-3-64&quot; data-expansion=&quot;35&quot; data-type=&quot;3&quot; data-color=&quot;2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id="table-3-64" data-expansion="35" data-type="3" data-color="2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 position-relative m-1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-1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 position-relative m-1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-1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B294];[$HTML.$B$3];[.F294];[$HTML.$C$3];[.H294];[$HTML.$D$3];[.J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id=&quot;table-3-65&quot; data-expansion=&quot;35&quot; data-type=&quot;3&quot; data-color=&quot;3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id="table-3-65" data-expansion="35" data-type="3" data-color="3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 position-relative m-1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-1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 position-relative m-1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-1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B295];[$HTML.$B$3];[.F295];[$HTML.$C$3];[.H295];[$HTML.$D$3];[.J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id=&quot;table-3-66&quot; data-expansion=&quot;35&quot; data-type=&quot;3&quot; data-color=&quot;3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id="table-3-66" data-expansion="35" data-type="3" data-color="3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 position-relative m-1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-1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 position-relative m-1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-1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B296];[$HTML.$B$3];[.F296];[$HTML.$C$3];[.H296];[$HTML.$D$3];[.J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id=&quot;table-3-67&quot; data-expansion=&quot;35&quot; data-type=&quot;3&quot; data-color=&quot;4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id="table-3-67" data-expansion="35" data-type="3" data-color="4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 position-relative m-1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-1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 position-relative m-1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-1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B297];[$HTML.$B$3];[.F297];[$HTML.$C$3];[.H297];[$HTML.$D$3];[.J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id=&quot;table-3-68&quot; data-expansion=&quot;35&quot; data-type=&quot;3&quot; data-color=&quot;4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id="table-3-68" data-expansion="35" data-type="3" data-color="4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 position-relative m-1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-1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 position-relative m-1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-1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B298];[$HTML.$B$3];[.F298];[$HTML.$C$3];[.H298];[$HTML.$D$3];[.J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id=&quot;table-3-69&quot; data-expansion=&quot;35&quot; data-type=&quot;3&quot; data-color=&quot;5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id="table-3-69" data-expansion="35" data-type="3" data-color="5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 position-relative m-1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-1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 position-relative m-1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-1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B299];[$HTML.$B$3];[.F299];[$HTML.$C$3];[.H299];[$HTML.$D$3];[.J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id=&quot;table-3-70&quot; data-expansion=&quot;35&quot; data-type=&quot;3&quot; data-color=&quot;5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id="table-3-70" data-expansion="35" data-type="3" data-color="5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 position-relative m-1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-1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 position-relative m-1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-1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B300];[$HTML.$B$3];[.F300];[$HTML.$C$3];[.H300];[$HTML.$D$3];[.J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id=&quot;table-3-71&quot; data-expansion=&quot;35&quot; data-type=&quot;4&quot; data-color=&quot;1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id="table-3-71" data-expansion="35" data-type="4" data-color="1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 position-relative m-1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-1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 position-relative m-1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-1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B301];[$HTML.$B$3];[.F301];[$HTML.$C$3];[.H301];[$HTML.$D$3];[.J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id=&quot;table-3-72&quot; data-expansion=&quot;35&quot; data-type=&quot;4&quot; data-color=&quot;2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id="table-3-72" data-expansion="35" data-type="4" data-color="2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 position-relative m-1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-1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 position-relative m-1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-1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B302];[$HTML.$B$3];[.F302];[$HTML.$C$3];[.H302];[$HTML.$D$3];[.J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id=&quot;table-3-73&quot; data-expansion=&quot;35&quot; data-type=&quot;4&quot; data-color=&quot;3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id="table-3-73" data-expansion="35" data-type="4" data-color="3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 position-relative m-1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-1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 position-relative m-1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-1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B303];[$HTML.$B$3];[.F303];[$HTML.$C$3];[.H303];[$HTML.$D$3];[.J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id=&quot;table-3-74&quot; data-expansion=&quot;35&quot; data-type=&quot;4&quot; data-color=&quot;4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id="table-3-74" data-expansion="35" data-type="4" data-color="4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 position-relative m-1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-1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 position-relative m-1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-1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B304];[$HTML.$B$3];[.F304];[$HTML.$C$3];[.H304];[$HTML.$D$3];[.J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id=&quot;table-3-75&quot; data-expansion=&quot;35&quot; data-type=&quot;4&quot; data-color=&quot;5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id="table-3-75" data-expansion="35" data-type="4" data-color="5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 position-relative m-1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-1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 position-relative m-1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-1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B305];[$HTML.$B$3];[.F305];[$HTML.$C$3];[.H305];[$HTML.$D$3];[.J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id=&quot;table-3-76&quot; data-expansion=&quot;35&quot; data-type=&quot;4&quot; data-color=&quot;5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id="table-3-76" data-expansion="35" data-type="4" data-color="5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 position-relative m-1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-1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 position-relative m-1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-1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B306];[$HTML.$B$3];[.F306];[$HTML.$C$3];[.H306];[$HTML.$D$3];[.J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id=&quot;table-3-77&quot; data-expansion=&quot;35&quot; data-type=&quot;4&quot; data-color=&quot;9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id="table-3-77" data-expansion="35" data-type="4" data-color="9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 position-relative m-1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-1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 position-relative m-1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-1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B307];[$HTML.$B$3];[.F307];[$HTML.$C$3];[.H307];[$HTML.$D$3];[.J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id=&quot;table-3-78&quot; data-expansion=&quot;35&quot; data-type=&quot;4&quot; data-color=&quot;9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id="table-3-78" data-expansion="35" data-type="4" data-color="9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 position-relative m-1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-1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 position-relative m-1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-1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B308];[$HTML.$B$3];[.F308];[$HTML.$C$3];[.H308];[$HTML.$D$3];[.J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id=&quot;table-3-79&quot; data-expansion=&quot;35&quot; data-type=&quot;4&quot; data-color=&quot;9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id="table-3-79" data-expansion="35" data-type="4" data-color="9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 position-relative m-1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-1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 position-relative m-1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-1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B309];[$HTML.$B$3];[.F309];[$HTML.$C$3];[.H309];[$HTML.$D$3];[.J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id=&quot;table-3-80&quot; data-expansion=&quot;35&quot; data-type=&quot;4&quot; data-color=&quot;9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id="table-3-80" data-expansion="35" data-type="4" data-color="9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能力語番号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17"/>
        <table:table-row table:style-name="ro2">
          <table:table-cell office:value-type="string" calcext:value-type="string">
            <text:p>&lt;div class="container-card position-relative m-1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-1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id="table-</text:p>
          </table:table-cell>
          <table:table-cell office:value-type="string" calcext:value-type="string">
            <text:p>"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number-columns-repeated="16369"/>
        </table:table-row>
      </table:table>
      <table:table table:name="更新履歴" table:style-name="ta1">
        <office:forms form:automatic-focus="false" form:apply-design-mode="false"/>
        <table:table-column table:style-name="co10" table:default-cell-style-name="ce21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00/00/00</text:date>, <text:time style:data-style-name="N2" text:time-value="14:46:15.95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3T15:01:24.268000000</dc:date>
    <meta:editing-duration>PT5H35M22S</meta:editing-duration>
    <meta:editing-cycles>204</meta:editing-cycles>
    <meta:generator>LibreOffice/7.5.3.2$Windows_X86_64 LibreOffice_project/9f56dff12ba03b9acd7730a5a481eea045e468f3</meta:generator>
    <meta:document-statistic meta:table-count="7" meta:cell-count="5649" meta:object-count="0"/>
  </office:meta>
</office:document-meta>
</file>